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9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  <style:style style:name="T3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4">ПОВЕРКИ</text:span></text:p>
      <text:p text:style-name="P7"/>
      <text:p text:style-name="P4"><text:span text:style-name="T25">дозиметра рентгеновского и гамма-излучения ДКС-</text:span><text:span text:style-name="T27">$type</text:span></text:p>
      <text:p text:style-name="P7"/>
      <text:p text:style-name="P32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1"><text:span text:style-name="T34">принадлежащего<text:tab/></text:span><text:span text:style-name="T15"><text:tab/></text:span></text:p>
      <text:p text:style-name="P13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н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6"><text:span text:style-name="T4">1. С</text:span>редства <text:span text:style-name="T4">поверки</text:span></text:p>
      <text:p text:style-name="P17">а)<text:tab/>Эталонные средства измерений:</text:p>
      <text:p text:style-name="P14">- <text:span text:style-name="T1">$facility_110</text:span>;</text:p>
      <text:p text:style-name="P14">- <text:span text:style-name="T1">$facility_1</text:span><text:span text:style-name="T4">3</text:span><text:span text:style-name="T1">0</text:span>;</text:p>
      <text:p text:style-name="P20"/>
      <text:p text:style-name="P27">2. Поверка блоков детектирования</text:p>
      <text:p text:style-name="P17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5">- контроль работоспособности<text:tab/></text:p>
      <text:p text:style-name="P17"><text:span text:style-name="T4">б</text:span>)<text:tab/>Проверка допускаемой основной относительной погрешности измерения мощности дозы <text:span text:style-name="T26">дозиметра рентгеновского и гамма-излучения ДКС- </text:span><text:span text:style-name="T28">$type</text:span>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4">H</text:span><text:span text:style-name="T9">1</text:span></text:p>
          </table:table-cell>
          <table:table-cell table:style-name="t1.D3" office:value-type="string">
            <text:p text:style-name="P28"><text:span text:style-name="T2">H</text:span><text:span text:style-name="T9">2</text:span></text:p>
          </table:table-cell>
          <table:table-cell table:style-name="t1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4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4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2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14">H</text:span><text:span text:style-name="T9">1</text:span></text:p>
          </table:table-cell>
          <table:table-cell table:style-name="t2.D3" office:value-type="string">
            <text:p text:style-name="P28"><text:span text:style-name="T2">H</text:span><text:span text:style-name="T9">2</text:span></text:p>
          </table:table-cell>
          <table:table-cell table:style-name="t2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4">0,07</text:span>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4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7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3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14">H</text:span><text:span text:style-name="T9">1</text:span></text:p>
          </table:table-cell>
          <table:table-cell table:style-name="t3.D3" office:value-type="string">
            <text:p text:style-name="P28"><text:span text:style-name="T2">H</text:span><text:span text:style-name="T9">2</text:span></text:p>
          </table:table-cell>
          <table:table-cell table:style-name="t3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4">0,07</text:span>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4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7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4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14">H</text:span><text:span text:style-name="T9">1</text:span></text:p>
          </table:table-cell>
          <table:table-cell table:style-name="t4.D3" office:value-type="string">
            <text:p text:style-name="P28"><text:span text:style-name="T2">H</text:span><text:span text:style-name="T9">2</text:span></text:p>
          </table:table-cell>
          <table:table-cell table:style-name="t4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4">0,07</text:span>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4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7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5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14">H</text:span><text:span text:style-name="T9">1</text:span></text:p>
          </table:table-cell>
          <table:table-cell table:style-name="t5.D3" office:value-type="string">
            <text:p text:style-name="P28"><text:span text:style-name="T2">H</text:span><text:span text:style-name="T9">2</text:span></text:p>
          </table:table-cell>
          <table:table-cell table:style-name="t5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4">0,07</text:span>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4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7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6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14">H</text:span><text:span text:style-name="T9">1</text:span></text:p>
          </table:table-cell>
          <table:table-cell table:style-name="t6.D3" office:value-type="string">
            <text:p text:style-name="P28"><text:span text:style-name="T2">H</text:span><text:span text:style-name="T9">2</text:span></text:p>
          </table:table-cell>
          <table:table-cell table:style-name="t6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4">0,07</text:span>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4">0,7</text:span>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7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7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14">H</text:span><text:span text:style-name="T9">1</text:span></text:p>
          </table:table-cell>
          <table:table-cell table:style-name="t7.D3" office:value-type="string">
            <text:p text:style-name="P28"><text:span text:style-name="T2">H</text:span><text:span text:style-name="T9">2</text:span></text:p>
          </table:table-cell>
          <table:table-cell table:style-name="t7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4">0,07</text:span>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4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7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8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3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14">H</text:span><text:span text:style-name="T9">1</text:span></text:p>
          </table:table-cell>
          <table:table-cell table:style-name="t8.D3" office:value-type="string">
            <text:p text:style-name="P28"><text:span text:style-name="T2">H</text:span><text:span text:style-name="T9">2</text:span></text:p>
          </table:table-cell>
          <table:table-cell table:style-name="t8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4">0,07</text:span>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4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7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9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Фон, нЗв/ч</text:p>
          </table:table-cell>
          <table:table-cell table:style-name="t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9"><text:span text:style-name="T14">H</text:span><text:span text:style-name="T9">1</text:span></text:p>
          </table:table-cell>
          <table:table-cell table:style-name="t9.D3" office:value-type="string">
            <text:p text:style-name="P28"><text:span text:style-name="T2">H</text:span><text:span text:style-name="T9">2</text:span></text:p>
          </table:table-cell>
          <table:table-cell table:style-name="t9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4">0,07</text:span>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4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7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0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Фон, нЗв/ч</text:p>
          </table:table-cell>
          <table:table-cell table:style-name="t1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9"><text:span text:style-name="T14">H</text:span><text:span text:style-name="T9">1</text:span></text:p>
          </table:table-cell>
          <table:table-cell table:style-name="t10.D3" office:value-type="string">
            <text:p text:style-name="P28"><text:span text:style-name="T2">H</text:span><text:span text:style-name="T9">2</text:span></text:p>
          </table:table-cell>
          <table:table-cell table:style-name="t10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4">0,07</text:span>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4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7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1.B2" table:number-rows-spanned="3" office:value-type="string">
            <text:p text:style-name="P23">Номер источ-ника</text:p>
          </table:table-cell>
          <table:table-cell table:style-name="t1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1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1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8">Фон, нЗв/ч</text:p>
          </table:table-cell>
          <table:table-cell table:style-name="t1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9"><text:span text:style-name="T14">H</text:span><text:span text:style-name="T9">1</text:span></text:p>
          </table:table-cell>
          <table:table-cell table:style-name="t11.D3" office:value-type="string">
            <text:p text:style-name="P28"><text:span text:style-name="T2">H</text:span><text:span text:style-name="T9">2</text:span></text:p>
          </table:table-cell>
          <table:table-cell table:style-name="t11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8"><text:span text:style-name="T4">0,07</text:span> мкЗв/ч</text:p>
          </table:table-cell>
          <table:table-cell table:style-name="t11.B5" office:value-type="string">
            <text:p text:style-name="P39">$11-30</text:p>
          </table:table-cell>
          <table:table-cell table:style-name="t11.B5" office:value-type="string">
            <text:p text:style-name="P39">$11-40</text:p>
          </table:table-cell>
          <table:table-cell table:style-name="t11.B5" office:value-type="string">
            <text:p text:style-name="P39">$11-50</text:p>
          </table:table-cell>
          <table:table-cell table:style-name="t11.B5" office:value-type="string">
            <text:p text:style-name="P39">$11-60</text:p>
          </table:table-cell>
          <table:table-cell table:style-name="t11.B5" office:value-type="string">
            <text:p text:style-name="P39">$11-70</text:p>
          </table:table-cell>
          <table:table-cell table:style-name="t11.B5" office:value-type="string">
            <text:p text:style-name="P39">$11-80</text:p>
          </table:table-cell>
          <table:table-cell table:style-name="t11.B5" office:value-type="string">
            <text:p text:style-name="P39">$11-00</text:p>
          </table:table-cell>
          <table:table-cell table:style-name="t11.B5" office:value-type="string">
            <text:p text:style-name="P39">$11-10</text:p>
          </table:table-cell>
          <table:table-cell table:style-name="t11.B5" office:value-type="string">
            <text:p text:style-name="P39">$11-20</text:p>
          </table:table-cell>
          <table:table-cell table:style-name="t11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1.A5" office:value-type="string">
            <text:p text:style-name="P8">0,7 мкЗв/ч</text:p>
          </table:table-cell>
          <table:table-cell table:style-name="t11.B5" office:value-type="string">
            <text:p text:style-name="P39">$11-31</text:p>
          </table:table-cell>
          <table:table-cell table:style-name="t11.B5" office:value-type="string">
            <text:p text:style-name="P39">$11-41</text:p>
          </table:table-cell>
          <table:table-cell table:style-name="t11.B5" office:value-type="string">
            <text:p text:style-name="P39">$11-51</text:p>
          </table:table-cell>
          <table:table-cell table:style-name="t11.B5" office:value-type="string">
            <text:p text:style-name="P39">$11-61</text:p>
          </table:table-cell>
          <table:table-cell table:style-name="t11.B5" office:value-type="string">
            <text:p text:style-name="P39">$11-71</text:p>
          </table:table-cell>
          <table:table-cell table:style-name="t11.B5" office:value-type="string">
            <text:p text:style-name="P39">$11-81</text:p>
          </table:table-cell>
          <table:table-cell table:style-name="t11.B5" office:value-type="string">
            <text:p text:style-name="P39">$11-01</text:p>
          </table:table-cell>
          <table:table-cell table:style-name="t11.B5" office:value-type="string">
            <text:p text:style-name="P39">$11-11</text:p>
          </table:table-cell>
          <table:table-cell table:style-name="t11.B5" office:value-type="string">
            <text:p text:style-name="P39">$11-21</text:p>
          </table:table-cell>
          <table:covered-table-cell/>
        </table:table-row>
        <table:table-row>
          <table:table-cell table:style-name="t11.A5" office:value-type="string">
            <text:p text:style-name="P8">7 мкЗв/ч</text:p>
          </table:table-cell>
          <table:table-cell table:style-name="t11.B5" office:value-type="string">
            <text:p text:style-name="P39">$11-32</text:p>
          </table:table-cell>
          <table:table-cell table:style-name="t11.B5" office:value-type="string">
            <text:p text:style-name="P39">$11-42</text:p>
          </table:table-cell>
          <table:table-cell table:style-name="t11.B5" office:value-type="string">
            <text:p text:style-name="P39">$11-52</text:p>
          </table:table-cell>
          <table:table-cell table:style-name="t11.B5" office:value-type="string">
            <text:p text:style-name="P39">$11-62</text:p>
          </table:table-cell>
          <table:table-cell table:style-name="t11.B5" office:value-type="string">
            <text:p text:style-name="P39">$11-72</text:p>
          </table:table-cell>
          <table:table-cell table:style-name="t11.B5" office:value-type="string">
            <text:p text:style-name="P39">$11-82</text:p>
          </table:table-cell>
          <table:table-cell table:style-name="t11.B5" office:value-type="string">
            <text:p text:style-name="P39">$11-02</text:p>
          </table:table-cell>
          <table:table-cell table:style-name="t11.B5" office:value-type="string">
            <text:p text:style-name="P39">$11-12</text:p>
          </table:table-cell>
          <table:table-cell table:style-name="t11.B5" office:value-type="string">
            <text:p text:style-name="P39">$11-22</text:p>
          </table:table-cell>
          <table:covered-table-cell/>
        </table:table-row>
        <table:table-row>
          <table:table-cell table:style-name="t11.A5" office:value-type="string">
            <text:p text:style-name="P8">70 мкЗв/ч</text:p>
          </table:table-cell>
          <table:table-cell table:style-name="t11.B5" office:value-type="string">
            <text:p text:style-name="P39">$11-33</text:p>
          </table:table-cell>
          <table:table-cell table:style-name="t11.B5" office:value-type="string">
            <text:p text:style-name="P39">$11-43</text:p>
          </table:table-cell>
          <table:table-cell table:style-name="t11.B5" office:value-type="string">
            <text:p text:style-name="P39">$11-53</text:p>
          </table:table-cell>
          <table:table-cell table:style-name="t11.B5" office:value-type="string">
            <text:p text:style-name="P39">$11-63</text:p>
          </table:table-cell>
          <table:table-cell table:style-name="t11.B5" office:value-type="string">
            <text:p text:style-name="P39">$11-73</text:p>
          </table:table-cell>
          <table:table-cell table:style-name="t11.B5" office:value-type="string">
            <text:p text:style-name="P39">$11-83</text:p>
          </table:table-cell>
          <table:table-cell table:style-name="t11.B5" office:value-type="string">
            <text:p text:style-name="P39">$11-03</text:p>
          </table:table-cell>
          <table:table-cell table:style-name="t11.B5" office:value-type="string">
            <text:p text:style-name="P39">$11-13</text:p>
          </table:table-cell>
          <table:table-cell table:style-name="t11.B5" office:value-type="string">
            <text:p text:style-name="P39">$11-23</text:p>
          </table:table-cell>
          <table:covered-table-cell/>
        </table:table-row>
        <table:table-row>
          <table:table-cell table:style-name="t11.A5" office:value-type="string">
            <text:p text:style-name="P8">0.7 мЗв/ч</text:p>
          </table:table-cell>
          <table:table-cell table:style-name="t11.B5" office:value-type="string">
            <text:p text:style-name="P39">$11-34</text:p>
          </table:table-cell>
          <table:table-cell table:style-name="t11.B5" office:value-type="string">
            <text:p text:style-name="P39">$11-44</text:p>
          </table:table-cell>
          <table:table-cell table:style-name="t11.B5" office:value-type="string">
            <text:p text:style-name="P39">$11-54</text:p>
          </table:table-cell>
          <table:table-cell table:style-name="t11.B5" office:value-type="string">
            <text:p text:style-name="P39">$11-64</text:p>
          </table:table-cell>
          <table:table-cell table:style-name="t11.B5" office:value-type="string">
            <text:p text:style-name="P39">$11-74</text:p>
          </table:table-cell>
          <table:table-cell table:style-name="t11.B5" office:value-type="string">
            <text:p text:style-name="P39">$11-84</text:p>
          </table:table-cell>
          <table:table-cell table:style-name="t11.B5" office:value-type="string">
            <text:p text:style-name="P39">$11-04</text:p>
          </table:table-cell>
          <table:table-cell table:style-name="t11.B5" office:value-type="string">
            <text:p text:style-name="P39">$11-14</text:p>
          </table:table-cell>
          <table:table-cell table:style-name="t11.B5" office:value-type="string">
            <text:p text:style-name="P39">$11-24</text:p>
          </table:table-cell>
          <table:covered-table-cell/>
        </table:table-row>
        <table:table-row>
          <table:table-cell table:style-name="t11.A5" office:value-type="string">
            <text:p text:style-name="P8">7,0 мЗв/ч</text:p>
          </table:table-cell>
          <table:table-cell table:style-name="t11.B5" office:value-type="string">
            <text:p text:style-name="P39">$11-35</text:p>
          </table:table-cell>
          <table:table-cell table:style-name="t11.B5" office:value-type="string">
            <text:p text:style-name="P39">$11-45</text:p>
          </table:table-cell>
          <table:table-cell table:style-name="t11.B5" office:value-type="string">
            <text:p text:style-name="P39">$11-55</text:p>
          </table:table-cell>
          <table:table-cell table:style-name="t11.B5" office:value-type="string">
            <text:p text:style-name="P39">$11-65</text:p>
          </table:table-cell>
          <table:table-cell table:style-name="t11.B5" office:value-type="string">
            <text:p text:style-name="P39">$11-75</text:p>
          </table:table-cell>
          <table:table-cell table:style-name="t11.B5" office:value-type="string">
            <text:p text:style-name="P39">$11-85</text:p>
          </table:table-cell>
          <table:table-cell table:style-name="t11.B5" office:value-type="string">
            <text:p text:style-name="P39">$11-05</text:p>
          </table:table-cell>
          <table:table-cell table:style-name="t11.B5" office:value-type="string">
            <text:p text:style-name="P39">$11-15</text:p>
          </table:table-cell>
          <table:table-cell table:style-name="t11.B5" office:value-type="string">
            <text:p text:style-name="P39">$11-25</text:p>
          </table:table-cell>
          <table:covered-table-cell/>
        </table:table-row>
        <table:table-row>
          <table:table-cell table:style-name="t11.A5" office:value-type="string">
            <text:p text:style-name="P8">70 мЗв/ч</text:p>
          </table:table-cell>
          <table:table-cell table:style-name="t11.B5" office:value-type="string">
            <text:p text:style-name="P39">$11-36</text:p>
          </table:table-cell>
          <table:table-cell table:style-name="t11.B5" office:value-type="string">
            <text:p text:style-name="P39">$11-46</text:p>
          </table:table-cell>
          <table:table-cell table:style-name="t11.B5" office:value-type="string">
            <text:p text:style-name="P39">$11-56</text:p>
          </table:table-cell>
          <table:table-cell table:style-name="t11.B5" office:value-type="string">
            <text:p text:style-name="P39">$11-66</text:p>
          </table:table-cell>
          <table:table-cell table:style-name="t11.B5" office:value-type="string">
            <text:p text:style-name="P39">$11-76</text:p>
          </table:table-cell>
          <table:table-cell table:style-name="t11.B5" office:value-type="string">
            <text:p text:style-name="P39">$11-86</text:p>
          </table:table-cell>
          <table:table-cell table:style-name="t11.B5" office:value-type="string">
            <text:p text:style-name="P39">$11-06</text:p>
          </table:table-cell>
          <table:table-cell table:style-name="t11.B5" office:value-type="string">
            <text:p text:style-name="P39">$11-16</text:p>
          </table:table-cell>
          <table:table-cell table:style-name="t11.B5" office:value-type="string">
            <text:p text:style-name="P39">$11-26</text:p>
          </table:table-cell>
          <table:covered-table-cell/>
        </table:table-row>
        <table:table-row>
          <table:table-cell table:style-name="t11.A5" office:value-type="string">
            <text:p text:style-name="P8"><text:span text:style-name="T4">0,7</text:span> Зв/ч</text:p>
          </table:table-cell>
          <table:table-cell table:style-name="t11.B5" office:value-type="string">
            <text:p text:style-name="P39">$11-37</text:p>
          </table:table-cell>
          <table:table-cell table:style-name="t11.B5" office:value-type="string">
            <text:p text:style-name="P39">$11-47</text:p>
          </table:table-cell>
          <table:table-cell table:style-name="t11.B5" office:value-type="string">
            <text:p text:style-name="P39">$11-57</text:p>
          </table:table-cell>
          <table:table-cell table:style-name="t11.B5" office:value-type="string">
            <text:p text:style-name="P39">$11-67</text:p>
          </table:table-cell>
          <table:table-cell table:style-name="t11.B5" office:value-type="string">
            <text:p text:style-name="P39">$11-77</text:p>
          </table:table-cell>
          <table:table-cell table:style-name="t11.B5" office:value-type="string">
            <text:p text:style-name="P39">$11-87</text:p>
          </table:table-cell>
          <table:table-cell table:style-name="t11.B5" office:value-type="string">
            <text:p text:style-name="P39">$11-07</text:p>
          </table:table-cell>
          <table:table-cell table:style-name="t11.B5" office:value-type="string">
            <text:p text:style-name="P39">$11-17</text:p>
          </table:table-cell>
          <table:table-cell table:style-name="t11.B5" office:value-type="string">
            <text:p text:style-name="P39">$11-27</text:p>
          </table:table-cell>
          <table:covered-table-cell/>
        </table:table-row>
        <table:table-row>
          <table:table-cell table:style-name="t11.A13" office:value-type="string">
            <text:p text:style-name="P8">7 Зв/ч</text:p>
          </table:table-cell>
          <table:table-cell table:style-name="t11.B13" office:value-type="string">
            <text:p text:style-name="P39">$11-38</text:p>
          </table:table-cell>
          <table:table-cell table:style-name="t11.B13" office:value-type="string">
            <text:p text:style-name="P39">$11-48</text:p>
          </table:table-cell>
          <table:table-cell table:style-name="t11.B13" office:value-type="string">
            <text:p text:style-name="P39">$11-58</text:p>
          </table:table-cell>
          <table:table-cell table:style-name="t11.B13" office:value-type="string">
            <text:p text:style-name="P39">$11-68</text:p>
          </table:table-cell>
          <table:table-cell table:style-name="t11.B13" office:value-type="string">
            <text:p text:style-name="P39">$11-78</text:p>
          </table:table-cell>
          <table:table-cell table:style-name="t11.B13" office:value-type="string">
            <text:p text:style-name="P39">$11-88</text:p>
          </table:table-cell>
          <table:table-cell table:style-name="t11.B13" office:value-type="string">
            <text:p text:style-name="P39">$11-08</text:p>
          </table:table-cell>
          <table:table-cell table:style-name="t11.B13" office:value-type="string">
            <text:p text:style-name="P39">$11-18</text:p>
          </table:table-cell>
          <table:table-cell table:style-name="t11.B13" office:value-type="string">
            <text:p text:style-name="P39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2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2.B2" table:number-rows-spanned="3" office:value-type="string">
            <text:p text:style-name="P23">Номер источ-ника</text:p>
          </table:table-cell>
          <table:table-cell table:style-name="t1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2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2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8">Фон, нЗв/ч</text:p>
          </table:table-cell>
          <table:table-cell table:style-name="t1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9"><text:span text:style-name="T14">H</text:span><text:span text:style-name="T9">1</text:span></text:p>
          </table:table-cell>
          <table:table-cell table:style-name="t12.D3" office:value-type="string">
            <text:p text:style-name="P28"><text:span text:style-name="T2">H</text:span><text:span text:style-name="T9">2</text:span></text:p>
          </table:table-cell>
          <table:table-cell table:style-name="t12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8"><text:span text:style-name="T4">0,07</text:span> мкЗв/ч</text:p>
          </table:table-cell>
          <table:table-cell table:style-name="t12.B5" office:value-type="string">
            <text:p text:style-name="P39">$12-30</text:p>
          </table:table-cell>
          <table:table-cell table:style-name="t12.B5" office:value-type="string">
            <text:p text:style-name="P39">$12-40</text:p>
          </table:table-cell>
          <table:table-cell table:style-name="t12.B5" office:value-type="string">
            <text:p text:style-name="P39">$12-50</text:p>
          </table:table-cell>
          <table:table-cell table:style-name="t12.B5" office:value-type="string">
            <text:p text:style-name="P39">$12-60</text:p>
          </table:table-cell>
          <table:table-cell table:style-name="t12.B5" office:value-type="string">
            <text:p text:style-name="P39">$12-70</text:p>
          </table:table-cell>
          <table:table-cell table:style-name="t12.B5" office:value-type="string">
            <text:p text:style-name="P39">$12-80</text:p>
          </table:table-cell>
          <table:table-cell table:style-name="t12.B5" office:value-type="string">
            <text:p text:style-name="P39">$12-00</text:p>
          </table:table-cell>
          <table:table-cell table:style-name="t12.B5" office:value-type="string">
            <text:p text:style-name="P39">$12-10</text:p>
          </table:table-cell>
          <table:table-cell table:style-name="t12.B5" office:value-type="string">
            <text:p text:style-name="P39">$12-20</text:p>
          </table:table-cell>
          <table:table-cell table:style-name="t1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2.A5" office:value-type="string">
            <text:p text:style-name="P8">0,7 мкЗв/ч</text:p>
          </table:table-cell>
          <table:table-cell table:style-name="t12.B5" office:value-type="string">
            <text:p text:style-name="P39">$12-31</text:p>
          </table:table-cell>
          <table:table-cell table:style-name="t12.B5" office:value-type="string">
            <text:p text:style-name="P39">$12-41</text:p>
          </table:table-cell>
          <table:table-cell table:style-name="t12.B5" office:value-type="string">
            <text:p text:style-name="P39">$12-51</text:p>
          </table:table-cell>
          <table:table-cell table:style-name="t12.B5" office:value-type="string">
            <text:p text:style-name="P39">$12-61</text:p>
          </table:table-cell>
          <table:table-cell table:style-name="t12.B5" office:value-type="string">
            <text:p text:style-name="P39">$12-71</text:p>
          </table:table-cell>
          <table:table-cell table:style-name="t12.B5" office:value-type="string">
            <text:p text:style-name="P39">$12-81</text:p>
          </table:table-cell>
          <table:table-cell table:style-name="t12.B5" office:value-type="string">
            <text:p text:style-name="P39">$12-01</text:p>
          </table:table-cell>
          <table:table-cell table:style-name="t12.B5" office:value-type="string">
            <text:p text:style-name="P39">$12-11</text:p>
          </table:table-cell>
          <table:table-cell table:style-name="t12.B5" office:value-type="string">
            <text:p text:style-name="P39">$12-21</text:p>
          </table:table-cell>
          <table:covered-table-cell/>
        </table:table-row>
        <table:table-row>
          <table:table-cell table:style-name="t12.A5" office:value-type="string">
            <text:p text:style-name="P8">7 мкЗв/ч</text:p>
          </table:table-cell>
          <table:table-cell table:style-name="t12.B5" office:value-type="string">
            <text:p text:style-name="P39">$12-32</text:p>
          </table:table-cell>
          <table:table-cell table:style-name="t12.B5" office:value-type="string">
            <text:p text:style-name="P39">$12-42</text:p>
          </table:table-cell>
          <table:table-cell table:style-name="t12.B5" office:value-type="string">
            <text:p text:style-name="P39">$12-52</text:p>
          </table:table-cell>
          <table:table-cell table:style-name="t12.B5" office:value-type="string">
            <text:p text:style-name="P39">$12-62</text:p>
          </table:table-cell>
          <table:table-cell table:style-name="t12.B5" office:value-type="string">
            <text:p text:style-name="P39">$12-72</text:p>
          </table:table-cell>
          <table:table-cell table:style-name="t12.B5" office:value-type="string">
            <text:p text:style-name="P39">$12-82</text:p>
          </table:table-cell>
          <table:table-cell table:style-name="t12.B5" office:value-type="string">
            <text:p text:style-name="P39">$12-02</text:p>
          </table:table-cell>
          <table:table-cell table:style-name="t12.B5" office:value-type="string">
            <text:p text:style-name="P39">$12-12</text:p>
          </table:table-cell>
          <table:table-cell table:style-name="t12.B5" office:value-type="string">
            <text:p text:style-name="P39">$12-22</text:p>
          </table:table-cell>
          <table:covered-table-cell/>
        </table:table-row>
        <table:table-row>
          <table:table-cell table:style-name="t12.A5" office:value-type="string">
            <text:p text:style-name="P8">70 мкЗв/ч</text:p>
          </table:table-cell>
          <table:table-cell table:style-name="t12.B5" office:value-type="string">
            <text:p text:style-name="P39">$12-33</text:p>
          </table:table-cell>
          <table:table-cell table:style-name="t12.B5" office:value-type="string">
            <text:p text:style-name="P39">$12-43</text:p>
          </table:table-cell>
          <table:table-cell table:style-name="t12.B5" office:value-type="string">
            <text:p text:style-name="P39">$12-53</text:p>
          </table:table-cell>
          <table:table-cell table:style-name="t12.B5" office:value-type="string">
            <text:p text:style-name="P39">$12-63</text:p>
          </table:table-cell>
          <table:table-cell table:style-name="t12.B5" office:value-type="string">
            <text:p text:style-name="P39">$12-73</text:p>
          </table:table-cell>
          <table:table-cell table:style-name="t12.B5" office:value-type="string">
            <text:p text:style-name="P39">$12-83</text:p>
          </table:table-cell>
          <table:table-cell table:style-name="t12.B5" office:value-type="string">
            <text:p text:style-name="P39">$12-03</text:p>
          </table:table-cell>
          <table:table-cell table:style-name="t12.B5" office:value-type="string">
            <text:p text:style-name="P39">$12-13</text:p>
          </table:table-cell>
          <table:table-cell table:style-name="t12.B5" office:value-type="string">
            <text:p text:style-name="P39">$12-23</text:p>
          </table:table-cell>
          <table:covered-table-cell/>
        </table:table-row>
        <table:table-row>
          <table:table-cell table:style-name="t12.A5" office:value-type="string">
            <text:p text:style-name="P8">0.7 мЗв/ч</text:p>
          </table:table-cell>
          <table:table-cell table:style-name="t12.B5" office:value-type="string">
            <text:p text:style-name="P39">$12-34</text:p>
          </table:table-cell>
          <table:table-cell table:style-name="t12.B5" office:value-type="string">
            <text:p text:style-name="P39">$12-44</text:p>
          </table:table-cell>
          <table:table-cell table:style-name="t12.B5" office:value-type="string">
            <text:p text:style-name="P39">$12-54</text:p>
          </table:table-cell>
          <table:table-cell table:style-name="t12.B5" office:value-type="string">
            <text:p text:style-name="P39">$12-64</text:p>
          </table:table-cell>
          <table:table-cell table:style-name="t12.B5" office:value-type="string">
            <text:p text:style-name="P39">$12-74</text:p>
          </table:table-cell>
          <table:table-cell table:style-name="t12.B5" office:value-type="string">
            <text:p text:style-name="P39">$12-84</text:p>
          </table:table-cell>
          <table:table-cell table:style-name="t12.B5" office:value-type="string">
            <text:p text:style-name="P39">$12-04</text:p>
          </table:table-cell>
          <table:table-cell table:style-name="t12.B5" office:value-type="string">
            <text:p text:style-name="P39">$12-14</text:p>
          </table:table-cell>
          <table:table-cell table:style-name="t12.B5" office:value-type="string">
            <text:p text:style-name="P39">$12-24</text:p>
          </table:table-cell>
          <table:covered-table-cell/>
        </table:table-row>
        <table:table-row>
          <table:table-cell table:style-name="t12.A5" office:value-type="string">
            <text:p text:style-name="P8">7,0 мЗв/ч</text:p>
          </table:table-cell>
          <table:table-cell table:style-name="t12.B5" office:value-type="string">
            <text:p text:style-name="P39">$12-35</text:p>
          </table:table-cell>
          <table:table-cell table:style-name="t12.B5" office:value-type="string">
            <text:p text:style-name="P39">$12-45</text:p>
          </table:table-cell>
          <table:table-cell table:style-name="t12.B5" office:value-type="string">
            <text:p text:style-name="P39">$12-55</text:p>
          </table:table-cell>
          <table:table-cell table:style-name="t12.B5" office:value-type="string">
            <text:p text:style-name="P39">$12-65</text:p>
          </table:table-cell>
          <table:table-cell table:style-name="t12.B5" office:value-type="string">
            <text:p text:style-name="P39">$12-75</text:p>
          </table:table-cell>
          <table:table-cell table:style-name="t12.B5" office:value-type="string">
            <text:p text:style-name="P39">$12-85</text:p>
          </table:table-cell>
          <table:table-cell table:style-name="t12.B5" office:value-type="string">
            <text:p text:style-name="P39">$12-05</text:p>
          </table:table-cell>
          <table:table-cell table:style-name="t12.B5" office:value-type="string">
            <text:p text:style-name="P39">$12-15</text:p>
          </table:table-cell>
          <table:table-cell table:style-name="t12.B5" office:value-type="string">
            <text:p text:style-name="P39">$12-25</text:p>
          </table:table-cell>
          <table:covered-table-cell/>
        </table:table-row>
        <table:table-row>
          <table:table-cell table:style-name="t12.A5" office:value-type="string">
            <text:p text:style-name="P8">70 мЗв/ч</text:p>
          </table:table-cell>
          <table:table-cell table:style-name="t12.B5" office:value-type="string">
            <text:p text:style-name="P39">$12-36</text:p>
          </table:table-cell>
          <table:table-cell table:style-name="t12.B5" office:value-type="string">
            <text:p text:style-name="P39">$12-46</text:p>
          </table:table-cell>
          <table:table-cell table:style-name="t12.B5" office:value-type="string">
            <text:p text:style-name="P39">$12-56</text:p>
          </table:table-cell>
          <table:table-cell table:style-name="t12.B5" office:value-type="string">
            <text:p text:style-name="P39">$12-66</text:p>
          </table:table-cell>
          <table:table-cell table:style-name="t12.B5" office:value-type="string">
            <text:p text:style-name="P39">$12-76</text:p>
          </table:table-cell>
          <table:table-cell table:style-name="t12.B5" office:value-type="string">
            <text:p text:style-name="P39">$12-86</text:p>
          </table:table-cell>
          <table:table-cell table:style-name="t12.B5" office:value-type="string">
            <text:p text:style-name="P39">$12-06</text:p>
          </table:table-cell>
          <table:table-cell table:style-name="t12.B5" office:value-type="string">
            <text:p text:style-name="P39">$12-16</text:p>
          </table:table-cell>
          <table:table-cell table:style-name="t12.B5" office:value-type="string">
            <text:p text:style-name="P39">$12-26</text:p>
          </table:table-cell>
          <table:covered-table-cell/>
        </table:table-row>
        <table:table-row>
          <table:table-cell table:style-name="t12.A5" office:value-type="string">
            <text:p text:style-name="P8"><text:span text:style-name="T4">0,7</text:span> Зв/ч</text:p>
          </table:table-cell>
          <table:table-cell table:style-name="t12.B5" office:value-type="string">
            <text:p text:style-name="P39">$12-37</text:p>
          </table:table-cell>
          <table:table-cell table:style-name="t12.B5" office:value-type="string">
            <text:p text:style-name="P39">$12-47</text:p>
          </table:table-cell>
          <table:table-cell table:style-name="t12.B5" office:value-type="string">
            <text:p text:style-name="P39">$12-57</text:p>
          </table:table-cell>
          <table:table-cell table:style-name="t12.B5" office:value-type="string">
            <text:p text:style-name="P39">$12-67</text:p>
          </table:table-cell>
          <table:table-cell table:style-name="t12.B5" office:value-type="string">
            <text:p text:style-name="P39">$12-77</text:p>
          </table:table-cell>
          <table:table-cell table:style-name="t12.B5" office:value-type="string">
            <text:p text:style-name="P39">$12-87</text:p>
          </table:table-cell>
          <table:table-cell table:style-name="t12.B5" office:value-type="string">
            <text:p text:style-name="P39">$12-07</text:p>
          </table:table-cell>
          <table:table-cell table:style-name="t12.B5" office:value-type="string">
            <text:p text:style-name="P39">$12-17</text:p>
          </table:table-cell>
          <table:table-cell table:style-name="t12.B5" office:value-type="string">
            <text:p text:style-name="P39">$12-27</text:p>
          </table:table-cell>
          <table:covered-table-cell/>
        </table:table-row>
        <table:table-row>
          <table:table-cell table:style-name="t12.A13" office:value-type="string">
            <text:p text:style-name="P8">7 Зв/ч</text:p>
          </table:table-cell>
          <table:table-cell table:style-name="t12.B13" office:value-type="string">
            <text:p text:style-name="P39">$12-38</text:p>
          </table:table-cell>
          <table:table-cell table:style-name="t12.B13" office:value-type="string">
            <text:p text:style-name="P39">$12-48</text:p>
          </table:table-cell>
          <table:table-cell table:style-name="t12.B13" office:value-type="string">
            <text:p text:style-name="P39">$12-58</text:p>
          </table:table-cell>
          <table:table-cell table:style-name="t12.B13" office:value-type="string">
            <text:p text:style-name="P39">$12-68</text:p>
          </table:table-cell>
          <table:table-cell table:style-name="t12.B13" office:value-type="string">
            <text:p text:style-name="P39">$12-78</text:p>
          </table:table-cell>
          <table:table-cell table:style-name="t12.B13" office:value-type="string">
            <text:p text:style-name="P39">$12-88</text:p>
          </table:table-cell>
          <table:table-cell table:style-name="t12.B13" office:value-type="string">
            <text:p text:style-name="P39">$12-08</text:p>
          </table:table-cell>
          <table:table-cell table:style-name="t12.B13" office:value-type="string">
            <text:p text:style-name="P39">$12-18</text:p>
          </table:table-cell>
          <table:table-cell table:style-name="t12.B13" office:value-type="string">
            <text:p text:style-name="P39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3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3.B2" table:number-rows-spanned="3" office:value-type="string">
            <text:p text:style-name="P23">Номер источ-ника</text:p>
          </table:table-cell>
          <table:table-cell table:style-name="t1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3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3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8">Фон, нЗв/ч</text:p>
          </table:table-cell>
          <table:table-cell table:style-name="t1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29"><text:span text:style-name="T14">H</text:span><text:span text:style-name="T9">1</text:span></text:p>
          </table:table-cell>
          <table:table-cell table:style-name="t13.D3" office:value-type="string">
            <text:p text:style-name="P28"><text:span text:style-name="T2">H</text:span><text:span text:style-name="T9">2</text:span></text:p>
          </table:table-cell>
          <table:table-cell table:style-name="t13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8"><text:span text:style-name="T4">0,07</text:span> мкЗв/ч</text:p>
          </table:table-cell>
          <table:table-cell table:style-name="t13.B5" office:value-type="string">
            <text:p text:style-name="P39">$13-30</text:p>
          </table:table-cell>
          <table:table-cell table:style-name="t13.B5" office:value-type="string">
            <text:p text:style-name="P39">$13-40</text:p>
          </table:table-cell>
          <table:table-cell table:style-name="t13.B5" office:value-type="string">
            <text:p text:style-name="P39">$13-50</text:p>
          </table:table-cell>
          <table:table-cell table:style-name="t13.B5" office:value-type="string">
            <text:p text:style-name="P39">$13-60</text:p>
          </table:table-cell>
          <table:table-cell table:style-name="t13.B5" office:value-type="string">
            <text:p text:style-name="P39">$13-70</text:p>
          </table:table-cell>
          <table:table-cell table:style-name="t13.B5" office:value-type="string">
            <text:p text:style-name="P39">$13-80</text:p>
          </table:table-cell>
          <table:table-cell table:style-name="t13.B5" office:value-type="string">
            <text:p text:style-name="P39">$13-00</text:p>
          </table:table-cell>
          <table:table-cell table:style-name="t13.B5" office:value-type="string">
            <text:p text:style-name="P39">$13-10</text:p>
          </table:table-cell>
          <table:table-cell table:style-name="t13.B5" office:value-type="string">
            <text:p text:style-name="P39">$13-20</text:p>
          </table:table-cell>
          <table:table-cell table:style-name="t13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3.A5" office:value-type="string">
            <text:p text:style-name="P8">0,7 мкЗв/ч</text:p>
          </table:table-cell>
          <table:table-cell table:style-name="t13.B5" office:value-type="string">
            <text:p text:style-name="P39">$13-31</text:p>
          </table:table-cell>
          <table:table-cell table:style-name="t13.B5" office:value-type="string">
            <text:p text:style-name="P39">$13-41</text:p>
          </table:table-cell>
          <table:table-cell table:style-name="t13.B5" office:value-type="string">
            <text:p text:style-name="P39">$13-51</text:p>
          </table:table-cell>
          <table:table-cell table:style-name="t13.B5" office:value-type="string">
            <text:p text:style-name="P39">$13-61</text:p>
          </table:table-cell>
          <table:table-cell table:style-name="t13.B5" office:value-type="string">
            <text:p text:style-name="P39">$13-71</text:p>
          </table:table-cell>
          <table:table-cell table:style-name="t13.B5" office:value-type="string">
            <text:p text:style-name="P39">$13-81</text:p>
          </table:table-cell>
          <table:table-cell table:style-name="t13.B5" office:value-type="string">
            <text:p text:style-name="P39">$13-01</text:p>
          </table:table-cell>
          <table:table-cell table:style-name="t13.B5" office:value-type="string">
            <text:p text:style-name="P39">$13-11</text:p>
          </table:table-cell>
          <table:table-cell table:style-name="t13.B5" office:value-type="string">
            <text:p text:style-name="P39">$13-21</text:p>
          </table:table-cell>
          <table:covered-table-cell/>
        </table:table-row>
        <table:table-row>
          <table:table-cell table:style-name="t13.A5" office:value-type="string">
            <text:p text:style-name="P8">7 мкЗв/ч</text:p>
          </table:table-cell>
          <table:table-cell table:style-name="t13.B5" office:value-type="string">
            <text:p text:style-name="P39">$13-32</text:p>
          </table:table-cell>
          <table:table-cell table:style-name="t13.B5" office:value-type="string">
            <text:p text:style-name="P39">$13-42</text:p>
          </table:table-cell>
          <table:table-cell table:style-name="t13.B5" office:value-type="string">
            <text:p text:style-name="P39">$13-52</text:p>
          </table:table-cell>
          <table:table-cell table:style-name="t13.B5" office:value-type="string">
            <text:p text:style-name="P39">$13-62</text:p>
          </table:table-cell>
          <table:table-cell table:style-name="t13.B5" office:value-type="string">
            <text:p text:style-name="P39">$13-72</text:p>
          </table:table-cell>
          <table:table-cell table:style-name="t13.B5" office:value-type="string">
            <text:p text:style-name="P39">$13-82</text:p>
          </table:table-cell>
          <table:table-cell table:style-name="t13.B5" office:value-type="string">
            <text:p text:style-name="P39">$13-02</text:p>
          </table:table-cell>
          <table:table-cell table:style-name="t13.B5" office:value-type="string">
            <text:p text:style-name="P39">$13-12</text:p>
          </table:table-cell>
          <table:table-cell table:style-name="t13.B5" office:value-type="string">
            <text:p text:style-name="P39">$13-22</text:p>
          </table:table-cell>
          <table:covered-table-cell/>
        </table:table-row>
        <table:table-row>
          <table:table-cell table:style-name="t13.A5" office:value-type="string">
            <text:p text:style-name="P8">70 мкЗв/ч</text:p>
          </table:table-cell>
          <table:table-cell table:style-name="t13.B5" office:value-type="string">
            <text:p text:style-name="P39">$13-33</text:p>
          </table:table-cell>
          <table:table-cell table:style-name="t13.B5" office:value-type="string">
            <text:p text:style-name="P39">$13-43</text:p>
          </table:table-cell>
          <table:table-cell table:style-name="t13.B5" office:value-type="string">
            <text:p text:style-name="P39">$13-53</text:p>
          </table:table-cell>
          <table:table-cell table:style-name="t13.B5" office:value-type="string">
            <text:p text:style-name="P39">$13-63</text:p>
          </table:table-cell>
          <table:table-cell table:style-name="t13.B5" office:value-type="string">
            <text:p text:style-name="P39">$13-73</text:p>
          </table:table-cell>
          <table:table-cell table:style-name="t13.B5" office:value-type="string">
            <text:p text:style-name="P39">$13-83</text:p>
          </table:table-cell>
          <table:table-cell table:style-name="t13.B5" office:value-type="string">
            <text:p text:style-name="P39">$13-03</text:p>
          </table:table-cell>
          <table:table-cell table:style-name="t13.B5" office:value-type="string">
            <text:p text:style-name="P39">$13-13</text:p>
          </table:table-cell>
          <table:table-cell table:style-name="t13.B5" office:value-type="string">
            <text:p text:style-name="P39">$13-23</text:p>
          </table:table-cell>
          <table:covered-table-cell/>
        </table:table-row>
        <table:table-row>
          <table:table-cell table:style-name="t13.A5" office:value-type="string">
            <text:p text:style-name="P8">0.7 мЗв/ч</text:p>
          </table:table-cell>
          <table:table-cell table:style-name="t13.B5" office:value-type="string">
            <text:p text:style-name="P39">$13-34</text:p>
          </table:table-cell>
          <table:table-cell table:style-name="t13.B5" office:value-type="string">
            <text:p text:style-name="P39">$13-44</text:p>
          </table:table-cell>
          <table:table-cell table:style-name="t13.B5" office:value-type="string">
            <text:p text:style-name="P39">$13-54</text:p>
          </table:table-cell>
          <table:table-cell table:style-name="t13.B5" office:value-type="string">
            <text:p text:style-name="P39">$13-64</text:p>
          </table:table-cell>
          <table:table-cell table:style-name="t13.B5" office:value-type="string">
            <text:p text:style-name="P39">$13-74</text:p>
          </table:table-cell>
          <table:table-cell table:style-name="t13.B5" office:value-type="string">
            <text:p text:style-name="P39">$13-84</text:p>
          </table:table-cell>
          <table:table-cell table:style-name="t13.B5" office:value-type="string">
            <text:p text:style-name="P39">$13-04</text:p>
          </table:table-cell>
          <table:table-cell table:style-name="t13.B5" office:value-type="string">
            <text:p text:style-name="P39">$13-14</text:p>
          </table:table-cell>
          <table:table-cell table:style-name="t13.B5" office:value-type="string">
            <text:p text:style-name="P39">$13-24</text:p>
          </table:table-cell>
          <table:covered-table-cell/>
        </table:table-row>
        <table:table-row>
          <table:table-cell table:style-name="t13.A5" office:value-type="string">
            <text:p text:style-name="P8">7,0 мЗв/ч</text:p>
          </table:table-cell>
          <table:table-cell table:style-name="t13.B5" office:value-type="string">
            <text:p text:style-name="P39">$13-35</text:p>
          </table:table-cell>
          <table:table-cell table:style-name="t13.B5" office:value-type="string">
            <text:p text:style-name="P39">$13-45</text:p>
          </table:table-cell>
          <table:table-cell table:style-name="t13.B5" office:value-type="string">
            <text:p text:style-name="P39">$13-55</text:p>
          </table:table-cell>
          <table:table-cell table:style-name="t13.B5" office:value-type="string">
            <text:p text:style-name="P39">$13-65</text:p>
          </table:table-cell>
          <table:table-cell table:style-name="t13.B5" office:value-type="string">
            <text:p text:style-name="P39">$13-75</text:p>
          </table:table-cell>
          <table:table-cell table:style-name="t13.B5" office:value-type="string">
            <text:p text:style-name="P39">$13-85</text:p>
          </table:table-cell>
          <table:table-cell table:style-name="t13.B5" office:value-type="string">
            <text:p text:style-name="P39">$13-05</text:p>
          </table:table-cell>
          <table:table-cell table:style-name="t13.B5" office:value-type="string">
            <text:p text:style-name="P39">$13-15</text:p>
          </table:table-cell>
          <table:table-cell table:style-name="t13.B5" office:value-type="string">
            <text:p text:style-name="P39">$13-25</text:p>
          </table:table-cell>
          <table:covered-table-cell/>
        </table:table-row>
        <table:table-row>
          <table:table-cell table:style-name="t13.A5" office:value-type="string">
            <text:p text:style-name="P8">70 мЗв/ч</text:p>
          </table:table-cell>
          <table:table-cell table:style-name="t13.B5" office:value-type="string">
            <text:p text:style-name="P39">$13-36</text:p>
          </table:table-cell>
          <table:table-cell table:style-name="t13.B5" office:value-type="string">
            <text:p text:style-name="P39">$13-46</text:p>
          </table:table-cell>
          <table:table-cell table:style-name="t13.B5" office:value-type="string">
            <text:p text:style-name="P39">$13-56</text:p>
          </table:table-cell>
          <table:table-cell table:style-name="t13.B5" office:value-type="string">
            <text:p text:style-name="P39">$13-66</text:p>
          </table:table-cell>
          <table:table-cell table:style-name="t13.B5" office:value-type="string">
            <text:p text:style-name="P39">$13-76</text:p>
          </table:table-cell>
          <table:table-cell table:style-name="t13.B5" office:value-type="string">
            <text:p text:style-name="P39">$13-86</text:p>
          </table:table-cell>
          <table:table-cell table:style-name="t13.B5" office:value-type="string">
            <text:p text:style-name="P39">$13-06</text:p>
          </table:table-cell>
          <table:table-cell table:style-name="t13.B5" office:value-type="string">
            <text:p text:style-name="P39">$13-16</text:p>
          </table:table-cell>
          <table:table-cell table:style-name="t13.B5" office:value-type="string">
            <text:p text:style-name="P39">$13-26</text:p>
          </table:table-cell>
          <table:covered-table-cell/>
        </table:table-row>
        <table:table-row>
          <table:table-cell table:style-name="t13.A5" office:value-type="string">
            <text:p text:style-name="P8"><text:span text:style-name="T4">0,7</text:span> Зв/ч</text:p>
          </table:table-cell>
          <table:table-cell table:style-name="t13.B5" office:value-type="string">
            <text:p text:style-name="P39">$13-37</text:p>
          </table:table-cell>
          <table:table-cell table:style-name="t13.B5" office:value-type="string">
            <text:p text:style-name="P39">$13-47</text:p>
          </table:table-cell>
          <table:table-cell table:style-name="t13.B5" office:value-type="string">
            <text:p text:style-name="P39">$13-57</text:p>
          </table:table-cell>
          <table:table-cell table:style-name="t13.B5" office:value-type="string">
            <text:p text:style-name="P39">$13-67</text:p>
          </table:table-cell>
          <table:table-cell table:style-name="t13.B5" office:value-type="string">
            <text:p text:style-name="P39">$13-77</text:p>
          </table:table-cell>
          <table:table-cell table:style-name="t13.B5" office:value-type="string">
            <text:p text:style-name="P39">$13-87</text:p>
          </table:table-cell>
          <table:table-cell table:style-name="t13.B5" office:value-type="string">
            <text:p text:style-name="P39">$13-07</text:p>
          </table:table-cell>
          <table:table-cell table:style-name="t13.B5" office:value-type="string">
            <text:p text:style-name="P39">$13-17</text:p>
          </table:table-cell>
          <table:table-cell table:style-name="t13.B5" office:value-type="string">
            <text:p text:style-name="P39">$13-27</text:p>
          </table:table-cell>
          <table:covered-table-cell/>
        </table:table-row>
        <table:table-row>
          <table:table-cell table:style-name="t13.A13" office:value-type="string">
            <text:p text:style-name="P8">7 Зв/ч</text:p>
          </table:table-cell>
          <table:table-cell table:style-name="t13.B13" office:value-type="string">
            <text:p text:style-name="P39">$13-38</text:p>
          </table:table-cell>
          <table:table-cell table:style-name="t13.B13" office:value-type="string">
            <text:p text:style-name="P39">$13-48</text:p>
          </table:table-cell>
          <table:table-cell table:style-name="t13.B13" office:value-type="string">
            <text:p text:style-name="P39">$13-58</text:p>
          </table:table-cell>
          <table:table-cell table:style-name="t13.B13" office:value-type="string">
            <text:p text:style-name="P39">$13-68</text:p>
          </table:table-cell>
          <table:table-cell table:style-name="t13.B13" office:value-type="string">
            <text:p text:style-name="P39">$13-78</text:p>
          </table:table-cell>
          <table:table-cell table:style-name="t13.B13" office:value-type="string">
            <text:p text:style-name="P39">$13-88</text:p>
          </table:table-cell>
          <table:table-cell table:style-name="t13.B13" office:value-type="string">
            <text:p text:style-name="P39">$13-08</text:p>
          </table:table-cell>
          <table:table-cell table:style-name="t13.B13" office:value-type="string">
            <text:p text:style-name="P39">$13-18</text:p>
          </table:table-cell>
          <table:table-cell table:style-name="t13.B13" office:value-type="string">
            <text:p text:style-name="P39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4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4.B2" table:number-rows-spanned="3" office:value-type="string">
            <text:p text:style-name="P23">Номер источ-ника</text:p>
          </table:table-cell>
          <table:table-cell table:style-name="t1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4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4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8">Фон, нЗв/ч</text:p>
          </table:table-cell>
          <table:table-cell table:style-name="t1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29"><text:span text:style-name="T14">H</text:span><text:span text:style-name="T9">1</text:span></text:p>
          </table:table-cell>
          <table:table-cell table:style-name="t14.D3" office:value-type="string">
            <text:p text:style-name="P28"><text:span text:style-name="T2">H</text:span><text:span text:style-name="T9">2</text:span></text:p>
          </table:table-cell>
          <table:table-cell table:style-name="t14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8"><text:span text:style-name="T4">0,07</text:span> мкЗв/ч</text:p>
          </table:table-cell>
          <table:table-cell table:style-name="t14.B5" office:value-type="string">
            <text:p text:style-name="P39">$14-30</text:p>
          </table:table-cell>
          <table:table-cell table:style-name="t14.B5" office:value-type="string">
            <text:p text:style-name="P39">$14-40</text:p>
          </table:table-cell>
          <table:table-cell table:style-name="t14.B5" office:value-type="string">
            <text:p text:style-name="P39">$14-50</text:p>
          </table:table-cell>
          <table:table-cell table:style-name="t14.B5" office:value-type="string">
            <text:p text:style-name="P39">$14-60</text:p>
          </table:table-cell>
          <table:table-cell table:style-name="t14.B5" office:value-type="string">
            <text:p text:style-name="P39">$14-70</text:p>
          </table:table-cell>
          <table:table-cell table:style-name="t14.B5" office:value-type="string">
            <text:p text:style-name="P39">$14-80</text:p>
          </table:table-cell>
          <table:table-cell table:style-name="t14.B5" office:value-type="string">
            <text:p text:style-name="P39">$14-00</text:p>
          </table:table-cell>
          <table:table-cell table:style-name="t14.B5" office:value-type="string">
            <text:p text:style-name="P39">$14-10</text:p>
          </table:table-cell>
          <table:table-cell table:style-name="t14.B5" office:value-type="string">
            <text:p text:style-name="P39">$14-20</text:p>
          </table:table-cell>
          <table:table-cell table:style-name="t1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4.A5" office:value-type="string">
            <text:p text:style-name="P8">0,7 мкЗв/ч</text:p>
          </table:table-cell>
          <table:table-cell table:style-name="t14.B5" office:value-type="string">
            <text:p text:style-name="P39">$14-31</text:p>
          </table:table-cell>
          <table:table-cell table:style-name="t14.B5" office:value-type="string">
            <text:p text:style-name="P39">$14-41</text:p>
          </table:table-cell>
          <table:table-cell table:style-name="t14.B5" office:value-type="string">
            <text:p text:style-name="P39">$14-51</text:p>
          </table:table-cell>
          <table:table-cell table:style-name="t14.B5" office:value-type="string">
            <text:p text:style-name="P39">$14-61</text:p>
          </table:table-cell>
          <table:table-cell table:style-name="t14.B5" office:value-type="string">
            <text:p text:style-name="P39">$14-71</text:p>
          </table:table-cell>
          <table:table-cell table:style-name="t14.B5" office:value-type="string">
            <text:p text:style-name="P39">$14-81</text:p>
          </table:table-cell>
          <table:table-cell table:style-name="t14.B5" office:value-type="string">
            <text:p text:style-name="P39">$14-01</text:p>
          </table:table-cell>
          <table:table-cell table:style-name="t14.B5" office:value-type="string">
            <text:p text:style-name="P39">$14-11</text:p>
          </table:table-cell>
          <table:table-cell table:style-name="t14.B5" office:value-type="string">
            <text:p text:style-name="P39">$14-21</text:p>
          </table:table-cell>
          <table:covered-table-cell/>
        </table:table-row>
        <table:table-row>
          <table:table-cell table:style-name="t14.A5" office:value-type="string">
            <text:p text:style-name="P8">7 мкЗв/ч</text:p>
          </table:table-cell>
          <table:table-cell table:style-name="t14.B5" office:value-type="string">
            <text:p text:style-name="P39">$14-32</text:p>
          </table:table-cell>
          <table:table-cell table:style-name="t14.B5" office:value-type="string">
            <text:p text:style-name="P39">$14-42</text:p>
          </table:table-cell>
          <table:table-cell table:style-name="t14.B5" office:value-type="string">
            <text:p text:style-name="P39">$14-52</text:p>
          </table:table-cell>
          <table:table-cell table:style-name="t14.B5" office:value-type="string">
            <text:p text:style-name="P39">$14-62</text:p>
          </table:table-cell>
          <table:table-cell table:style-name="t14.B5" office:value-type="string">
            <text:p text:style-name="P39">$14-72</text:p>
          </table:table-cell>
          <table:table-cell table:style-name="t14.B5" office:value-type="string">
            <text:p text:style-name="P39">$14-82</text:p>
          </table:table-cell>
          <table:table-cell table:style-name="t14.B5" office:value-type="string">
            <text:p text:style-name="P39">$14-02</text:p>
          </table:table-cell>
          <table:table-cell table:style-name="t14.B5" office:value-type="string">
            <text:p text:style-name="P39">$14-12</text:p>
          </table:table-cell>
          <table:table-cell table:style-name="t14.B5" office:value-type="string">
            <text:p text:style-name="P39">$14-22</text:p>
          </table:table-cell>
          <table:covered-table-cell/>
        </table:table-row>
        <table:table-row>
          <table:table-cell table:style-name="t14.A5" office:value-type="string">
            <text:p text:style-name="P8">70 мкЗв/ч</text:p>
          </table:table-cell>
          <table:table-cell table:style-name="t14.B5" office:value-type="string">
            <text:p text:style-name="P39">$14-33</text:p>
          </table:table-cell>
          <table:table-cell table:style-name="t14.B5" office:value-type="string">
            <text:p text:style-name="P39">$14-43</text:p>
          </table:table-cell>
          <table:table-cell table:style-name="t14.B5" office:value-type="string">
            <text:p text:style-name="P39">$14-53</text:p>
          </table:table-cell>
          <table:table-cell table:style-name="t14.B5" office:value-type="string">
            <text:p text:style-name="P39">$14-63</text:p>
          </table:table-cell>
          <table:table-cell table:style-name="t14.B5" office:value-type="string">
            <text:p text:style-name="P39">$14-73</text:p>
          </table:table-cell>
          <table:table-cell table:style-name="t14.B5" office:value-type="string">
            <text:p text:style-name="P39">$14-83</text:p>
          </table:table-cell>
          <table:table-cell table:style-name="t14.B5" office:value-type="string">
            <text:p text:style-name="P39">$14-03</text:p>
          </table:table-cell>
          <table:table-cell table:style-name="t14.B5" office:value-type="string">
            <text:p text:style-name="P39">$14-13</text:p>
          </table:table-cell>
          <table:table-cell table:style-name="t14.B5" office:value-type="string">
            <text:p text:style-name="P39">$14-23</text:p>
          </table:table-cell>
          <table:covered-table-cell/>
        </table:table-row>
        <table:table-row>
          <table:table-cell table:style-name="t14.A5" office:value-type="string">
            <text:p text:style-name="P8">0.7 мЗв/ч</text:p>
          </table:table-cell>
          <table:table-cell table:style-name="t14.B5" office:value-type="string">
            <text:p text:style-name="P39">$14-34</text:p>
          </table:table-cell>
          <table:table-cell table:style-name="t14.B5" office:value-type="string">
            <text:p text:style-name="P39">$14-44</text:p>
          </table:table-cell>
          <table:table-cell table:style-name="t14.B5" office:value-type="string">
            <text:p text:style-name="P39">$14-54</text:p>
          </table:table-cell>
          <table:table-cell table:style-name="t14.B5" office:value-type="string">
            <text:p text:style-name="P39">$14-64</text:p>
          </table:table-cell>
          <table:table-cell table:style-name="t14.B5" office:value-type="string">
            <text:p text:style-name="P39">$14-74</text:p>
          </table:table-cell>
          <table:table-cell table:style-name="t14.B5" office:value-type="string">
            <text:p text:style-name="P39">$14-84</text:p>
          </table:table-cell>
          <table:table-cell table:style-name="t14.B5" office:value-type="string">
            <text:p text:style-name="P39">$14-04</text:p>
          </table:table-cell>
          <table:table-cell table:style-name="t14.B5" office:value-type="string">
            <text:p text:style-name="P39">$14-14</text:p>
          </table:table-cell>
          <table:table-cell table:style-name="t14.B5" office:value-type="string">
            <text:p text:style-name="P39">$14-24</text:p>
          </table:table-cell>
          <table:covered-table-cell/>
        </table:table-row>
        <table:table-row>
          <table:table-cell table:style-name="t14.A5" office:value-type="string">
            <text:p text:style-name="P8">7,0 мЗв/ч</text:p>
          </table:table-cell>
          <table:table-cell table:style-name="t14.B5" office:value-type="string">
            <text:p text:style-name="P39">$14-35</text:p>
          </table:table-cell>
          <table:table-cell table:style-name="t14.B5" office:value-type="string">
            <text:p text:style-name="P39">$14-45</text:p>
          </table:table-cell>
          <table:table-cell table:style-name="t14.B5" office:value-type="string">
            <text:p text:style-name="P39">$14-55</text:p>
          </table:table-cell>
          <table:table-cell table:style-name="t14.B5" office:value-type="string">
            <text:p text:style-name="P39">$14-65</text:p>
          </table:table-cell>
          <table:table-cell table:style-name="t14.B5" office:value-type="string">
            <text:p text:style-name="P39">$14-75</text:p>
          </table:table-cell>
          <table:table-cell table:style-name="t14.B5" office:value-type="string">
            <text:p text:style-name="P39">$14-85</text:p>
          </table:table-cell>
          <table:table-cell table:style-name="t14.B5" office:value-type="string">
            <text:p text:style-name="P39">$14-05</text:p>
          </table:table-cell>
          <table:table-cell table:style-name="t14.B5" office:value-type="string">
            <text:p text:style-name="P39">$14-15</text:p>
          </table:table-cell>
          <table:table-cell table:style-name="t14.B5" office:value-type="string">
            <text:p text:style-name="P39">$14-25</text:p>
          </table:table-cell>
          <table:covered-table-cell/>
        </table:table-row>
        <table:table-row>
          <table:table-cell table:style-name="t14.A5" office:value-type="string">
            <text:p text:style-name="P8">70 мЗв/ч</text:p>
          </table:table-cell>
          <table:table-cell table:style-name="t14.B5" office:value-type="string">
            <text:p text:style-name="P39">$14-36</text:p>
          </table:table-cell>
          <table:table-cell table:style-name="t14.B5" office:value-type="string">
            <text:p text:style-name="P39">$14-46</text:p>
          </table:table-cell>
          <table:table-cell table:style-name="t14.B5" office:value-type="string">
            <text:p text:style-name="P39">$14-56</text:p>
          </table:table-cell>
          <table:table-cell table:style-name="t14.B5" office:value-type="string">
            <text:p text:style-name="P39">$14-66</text:p>
          </table:table-cell>
          <table:table-cell table:style-name="t14.B5" office:value-type="string">
            <text:p text:style-name="P39">$14-76</text:p>
          </table:table-cell>
          <table:table-cell table:style-name="t14.B5" office:value-type="string">
            <text:p text:style-name="P39">$14-86</text:p>
          </table:table-cell>
          <table:table-cell table:style-name="t14.B5" office:value-type="string">
            <text:p text:style-name="P39">$14-06</text:p>
          </table:table-cell>
          <table:table-cell table:style-name="t14.B5" office:value-type="string">
            <text:p text:style-name="P39">$14-16</text:p>
          </table:table-cell>
          <table:table-cell table:style-name="t14.B5" office:value-type="string">
            <text:p text:style-name="P39">$14-26</text:p>
          </table:table-cell>
          <table:covered-table-cell/>
        </table:table-row>
        <table:table-row>
          <table:table-cell table:style-name="t14.A5" office:value-type="string">
            <text:p text:style-name="P8"><text:span text:style-name="T4">0,7</text:span> Зв/ч</text:p>
          </table:table-cell>
          <table:table-cell table:style-name="t14.B5" office:value-type="string">
            <text:p text:style-name="P39">$14-37</text:p>
          </table:table-cell>
          <table:table-cell table:style-name="t14.B5" office:value-type="string">
            <text:p text:style-name="P39">$14-47</text:p>
          </table:table-cell>
          <table:table-cell table:style-name="t14.B5" office:value-type="string">
            <text:p text:style-name="P39">$14-57</text:p>
          </table:table-cell>
          <table:table-cell table:style-name="t14.B5" office:value-type="string">
            <text:p text:style-name="P39">$14-67</text:p>
          </table:table-cell>
          <table:table-cell table:style-name="t14.B5" office:value-type="string">
            <text:p text:style-name="P39">$14-77</text:p>
          </table:table-cell>
          <table:table-cell table:style-name="t14.B5" office:value-type="string">
            <text:p text:style-name="P39">$14-87</text:p>
          </table:table-cell>
          <table:table-cell table:style-name="t14.B5" office:value-type="string">
            <text:p text:style-name="P39">$14-07</text:p>
          </table:table-cell>
          <table:table-cell table:style-name="t14.B5" office:value-type="string">
            <text:p text:style-name="P39">$14-17</text:p>
          </table:table-cell>
          <table:table-cell table:style-name="t14.B5" office:value-type="string">
            <text:p text:style-name="P39">$14-27</text:p>
          </table:table-cell>
          <table:covered-table-cell/>
        </table:table-row>
        <table:table-row>
          <table:table-cell table:style-name="t14.A13" office:value-type="string">
            <text:p text:style-name="P8">7 Зв/ч</text:p>
          </table:table-cell>
          <table:table-cell table:style-name="t14.B13" office:value-type="string">
            <text:p text:style-name="P39">$14-38</text:p>
          </table:table-cell>
          <table:table-cell table:style-name="t14.B13" office:value-type="string">
            <text:p text:style-name="P39">$14-48</text:p>
          </table:table-cell>
          <table:table-cell table:style-name="t14.B13" office:value-type="string">
            <text:p text:style-name="P39">$14-58</text:p>
          </table:table-cell>
          <table:table-cell table:style-name="t14.B13" office:value-type="string">
            <text:p text:style-name="P39">$14-68</text:p>
          </table:table-cell>
          <table:table-cell table:style-name="t14.B13" office:value-type="string">
            <text:p text:style-name="P39">$14-78</text:p>
          </table:table-cell>
          <table:table-cell table:style-name="t14.B13" office:value-type="string">
            <text:p text:style-name="P39">$14-88</text:p>
          </table:table-cell>
          <table:table-cell table:style-name="t14.B13" office:value-type="string">
            <text:p text:style-name="P39">$14-08</text:p>
          </table:table-cell>
          <table:table-cell table:style-name="t14.B13" office:value-type="string">
            <text:p text:style-name="P39">$14-18</text:p>
          </table:table-cell>
          <table:table-cell table:style-name="t14.B13" office:value-type="string">
            <text:p text:style-name="P39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5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5.B2" table:number-rows-spanned="3" office:value-type="string">
            <text:p text:style-name="P23">Номер источ-ника</text:p>
          </table:table-cell>
          <table:table-cell table:style-name="t1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5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5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8">Фон, нЗв/ч</text:p>
          </table:table-cell>
          <table:table-cell table:style-name="t1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9"><text:span text:style-name="T14">H</text:span><text:span text:style-name="T9">1</text:span></text:p>
          </table:table-cell>
          <table:table-cell table:style-name="t15.D3" office:value-type="string">
            <text:p text:style-name="P28"><text:span text:style-name="T2">H</text:span><text:span text:style-name="T9">2</text:span></text:p>
          </table:table-cell>
          <table:table-cell table:style-name="t15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8"><text:span text:style-name="T4">0,07</text:span> мкЗв/ч</text:p>
          </table:table-cell>
          <table:table-cell table:style-name="t15.B5" office:value-type="string">
            <text:p text:style-name="P39">$15-30</text:p>
          </table:table-cell>
          <table:table-cell table:style-name="t15.B5" office:value-type="string">
            <text:p text:style-name="P39">$15-40</text:p>
          </table:table-cell>
          <table:table-cell table:style-name="t15.B5" office:value-type="string">
            <text:p text:style-name="P39">$15-50</text:p>
          </table:table-cell>
          <table:table-cell table:style-name="t15.B5" office:value-type="string">
            <text:p text:style-name="P39">$15-60</text:p>
          </table:table-cell>
          <table:table-cell table:style-name="t15.B5" office:value-type="string">
            <text:p text:style-name="P39">$15-70</text:p>
          </table:table-cell>
          <table:table-cell table:style-name="t15.B5" office:value-type="string">
            <text:p text:style-name="P39">$15-80</text:p>
          </table:table-cell>
          <table:table-cell table:style-name="t15.B5" office:value-type="string">
            <text:p text:style-name="P39">$15-00</text:p>
          </table:table-cell>
          <table:table-cell table:style-name="t15.B5" office:value-type="string">
            <text:p text:style-name="P39">$15-10</text:p>
          </table:table-cell>
          <table:table-cell table:style-name="t15.B5" office:value-type="string">
            <text:p text:style-name="P39">$15-20</text:p>
          </table:table-cell>
          <table:table-cell table:style-name="t1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5.A5" office:value-type="string">
            <text:p text:style-name="P8">0,7 мкЗв/ч</text:p>
          </table:table-cell>
          <table:table-cell table:style-name="t15.B5" office:value-type="string">
            <text:p text:style-name="P39">$15-31</text:p>
          </table:table-cell>
          <table:table-cell table:style-name="t15.B5" office:value-type="string">
            <text:p text:style-name="P39">$15-41</text:p>
          </table:table-cell>
          <table:table-cell table:style-name="t15.B5" office:value-type="string">
            <text:p text:style-name="P39">$15-51</text:p>
          </table:table-cell>
          <table:table-cell table:style-name="t15.B5" office:value-type="string">
            <text:p text:style-name="P39">$15-61</text:p>
          </table:table-cell>
          <table:table-cell table:style-name="t15.B5" office:value-type="string">
            <text:p text:style-name="P39">$15-71</text:p>
          </table:table-cell>
          <table:table-cell table:style-name="t15.B5" office:value-type="string">
            <text:p text:style-name="P39">$15-81</text:p>
          </table:table-cell>
          <table:table-cell table:style-name="t15.B5" office:value-type="string">
            <text:p text:style-name="P39">$15-01</text:p>
          </table:table-cell>
          <table:table-cell table:style-name="t15.B5" office:value-type="string">
            <text:p text:style-name="P39">$15-11</text:p>
          </table:table-cell>
          <table:table-cell table:style-name="t15.B5" office:value-type="string">
            <text:p text:style-name="P39">$15-21</text:p>
          </table:table-cell>
          <table:covered-table-cell/>
        </table:table-row>
        <table:table-row>
          <table:table-cell table:style-name="t15.A5" office:value-type="string">
            <text:p text:style-name="P8">7 мкЗв/ч</text:p>
          </table:table-cell>
          <table:table-cell table:style-name="t15.B5" office:value-type="string">
            <text:p text:style-name="P39">$15-32</text:p>
          </table:table-cell>
          <table:table-cell table:style-name="t15.B5" office:value-type="string">
            <text:p text:style-name="P39">$15-42</text:p>
          </table:table-cell>
          <table:table-cell table:style-name="t15.B5" office:value-type="string">
            <text:p text:style-name="P39">$15-52</text:p>
          </table:table-cell>
          <table:table-cell table:style-name="t15.B5" office:value-type="string">
            <text:p text:style-name="P39">$15-62</text:p>
          </table:table-cell>
          <table:table-cell table:style-name="t15.B5" office:value-type="string">
            <text:p text:style-name="P39">$15-72</text:p>
          </table:table-cell>
          <table:table-cell table:style-name="t15.B5" office:value-type="string">
            <text:p text:style-name="P39">$15-82</text:p>
          </table:table-cell>
          <table:table-cell table:style-name="t15.B5" office:value-type="string">
            <text:p text:style-name="P39">$15-02</text:p>
          </table:table-cell>
          <table:table-cell table:style-name="t15.B5" office:value-type="string">
            <text:p text:style-name="P39">$15-12</text:p>
          </table:table-cell>
          <table:table-cell table:style-name="t15.B5" office:value-type="string">
            <text:p text:style-name="P39">$15-22</text:p>
          </table:table-cell>
          <table:covered-table-cell/>
        </table:table-row>
        <table:table-row>
          <table:table-cell table:style-name="t15.A5" office:value-type="string">
            <text:p text:style-name="P8">70 мкЗв/ч</text:p>
          </table:table-cell>
          <table:table-cell table:style-name="t15.B5" office:value-type="string">
            <text:p text:style-name="P39">$15-33</text:p>
          </table:table-cell>
          <table:table-cell table:style-name="t15.B5" office:value-type="string">
            <text:p text:style-name="P39">$15-43</text:p>
          </table:table-cell>
          <table:table-cell table:style-name="t15.B5" office:value-type="string">
            <text:p text:style-name="P39">$15-53</text:p>
          </table:table-cell>
          <table:table-cell table:style-name="t15.B5" office:value-type="string">
            <text:p text:style-name="P39">$15-63</text:p>
          </table:table-cell>
          <table:table-cell table:style-name="t15.B5" office:value-type="string">
            <text:p text:style-name="P39">$15-73</text:p>
          </table:table-cell>
          <table:table-cell table:style-name="t15.B5" office:value-type="string">
            <text:p text:style-name="P39">$15-83</text:p>
          </table:table-cell>
          <table:table-cell table:style-name="t15.B5" office:value-type="string">
            <text:p text:style-name="P39">$15-03</text:p>
          </table:table-cell>
          <table:table-cell table:style-name="t15.B5" office:value-type="string">
            <text:p text:style-name="P39">$15-13</text:p>
          </table:table-cell>
          <table:table-cell table:style-name="t15.B5" office:value-type="string">
            <text:p text:style-name="P39">$15-23</text:p>
          </table:table-cell>
          <table:covered-table-cell/>
        </table:table-row>
        <table:table-row>
          <table:table-cell table:style-name="t15.A5" office:value-type="string">
            <text:p text:style-name="P8">0.7 мЗв/ч</text:p>
          </table:table-cell>
          <table:table-cell table:style-name="t15.B5" office:value-type="string">
            <text:p text:style-name="P39">$15-34</text:p>
          </table:table-cell>
          <table:table-cell table:style-name="t15.B5" office:value-type="string">
            <text:p text:style-name="P39">$15-44</text:p>
          </table:table-cell>
          <table:table-cell table:style-name="t15.B5" office:value-type="string">
            <text:p text:style-name="P39">$15-54</text:p>
          </table:table-cell>
          <table:table-cell table:style-name="t15.B5" office:value-type="string">
            <text:p text:style-name="P39">$15-64</text:p>
          </table:table-cell>
          <table:table-cell table:style-name="t15.B5" office:value-type="string">
            <text:p text:style-name="P39">$15-74</text:p>
          </table:table-cell>
          <table:table-cell table:style-name="t15.B5" office:value-type="string">
            <text:p text:style-name="P39">$15-84</text:p>
          </table:table-cell>
          <table:table-cell table:style-name="t15.B5" office:value-type="string">
            <text:p text:style-name="P39">$15-04</text:p>
          </table:table-cell>
          <table:table-cell table:style-name="t15.B5" office:value-type="string">
            <text:p text:style-name="P39">$15-14</text:p>
          </table:table-cell>
          <table:table-cell table:style-name="t15.B5" office:value-type="string">
            <text:p text:style-name="P39">$15-24</text:p>
          </table:table-cell>
          <table:covered-table-cell/>
        </table:table-row>
        <table:table-row>
          <table:table-cell table:style-name="t15.A5" office:value-type="string">
            <text:p text:style-name="P8">7,0 мЗв/ч</text:p>
          </table:table-cell>
          <table:table-cell table:style-name="t15.B5" office:value-type="string">
            <text:p text:style-name="P39">$15-35</text:p>
          </table:table-cell>
          <table:table-cell table:style-name="t15.B5" office:value-type="string">
            <text:p text:style-name="P39">$15-45</text:p>
          </table:table-cell>
          <table:table-cell table:style-name="t15.B5" office:value-type="string">
            <text:p text:style-name="P39">$15-55</text:p>
          </table:table-cell>
          <table:table-cell table:style-name="t15.B5" office:value-type="string">
            <text:p text:style-name="P39">$15-65</text:p>
          </table:table-cell>
          <table:table-cell table:style-name="t15.B5" office:value-type="string">
            <text:p text:style-name="P39">$15-75</text:p>
          </table:table-cell>
          <table:table-cell table:style-name="t15.B5" office:value-type="string">
            <text:p text:style-name="P39">$15-85</text:p>
          </table:table-cell>
          <table:table-cell table:style-name="t15.B5" office:value-type="string">
            <text:p text:style-name="P39">$15-05</text:p>
          </table:table-cell>
          <table:table-cell table:style-name="t15.B5" office:value-type="string">
            <text:p text:style-name="P39">$15-15</text:p>
          </table:table-cell>
          <table:table-cell table:style-name="t15.B5" office:value-type="string">
            <text:p text:style-name="P39">$15-25</text:p>
          </table:table-cell>
          <table:covered-table-cell/>
        </table:table-row>
        <table:table-row>
          <table:table-cell table:style-name="t15.A5" office:value-type="string">
            <text:p text:style-name="P8">70 мЗв/ч</text:p>
          </table:table-cell>
          <table:table-cell table:style-name="t15.B5" office:value-type="string">
            <text:p text:style-name="P39">$15-36</text:p>
          </table:table-cell>
          <table:table-cell table:style-name="t15.B5" office:value-type="string">
            <text:p text:style-name="P39">$15-46</text:p>
          </table:table-cell>
          <table:table-cell table:style-name="t15.B5" office:value-type="string">
            <text:p text:style-name="P39">$15-56</text:p>
          </table:table-cell>
          <table:table-cell table:style-name="t15.B5" office:value-type="string">
            <text:p text:style-name="P39">$15-66</text:p>
          </table:table-cell>
          <table:table-cell table:style-name="t15.B5" office:value-type="string">
            <text:p text:style-name="P39">$15-76</text:p>
          </table:table-cell>
          <table:table-cell table:style-name="t15.B5" office:value-type="string">
            <text:p text:style-name="P39">$15-86</text:p>
          </table:table-cell>
          <table:table-cell table:style-name="t15.B5" office:value-type="string">
            <text:p text:style-name="P39">$15-06</text:p>
          </table:table-cell>
          <table:table-cell table:style-name="t15.B5" office:value-type="string">
            <text:p text:style-name="P39">$15-16</text:p>
          </table:table-cell>
          <table:table-cell table:style-name="t15.B5" office:value-type="string">
            <text:p text:style-name="P39">$15-26</text:p>
          </table:table-cell>
          <table:covered-table-cell/>
        </table:table-row>
        <table:table-row>
          <table:table-cell table:style-name="t15.A5" office:value-type="string">
            <text:p text:style-name="P8"><text:span text:style-name="T4">0,7</text:span> Зв/ч</text:p>
          </table:table-cell>
          <table:table-cell table:style-name="t15.B5" office:value-type="string">
            <text:p text:style-name="P39">$15-37</text:p>
          </table:table-cell>
          <table:table-cell table:style-name="t15.B5" office:value-type="string">
            <text:p text:style-name="P39">$15-47</text:p>
          </table:table-cell>
          <table:table-cell table:style-name="t15.B5" office:value-type="string">
            <text:p text:style-name="P39">$15-57</text:p>
          </table:table-cell>
          <table:table-cell table:style-name="t15.B5" office:value-type="string">
            <text:p text:style-name="P39">$15-67</text:p>
          </table:table-cell>
          <table:table-cell table:style-name="t15.B5" office:value-type="string">
            <text:p text:style-name="P39">$15-77</text:p>
          </table:table-cell>
          <table:table-cell table:style-name="t15.B5" office:value-type="string">
            <text:p text:style-name="P39">$15-87</text:p>
          </table:table-cell>
          <table:table-cell table:style-name="t15.B5" office:value-type="string">
            <text:p text:style-name="P39">$15-07</text:p>
          </table:table-cell>
          <table:table-cell table:style-name="t15.B5" office:value-type="string">
            <text:p text:style-name="P39">$15-17</text:p>
          </table:table-cell>
          <table:table-cell table:style-name="t15.B5" office:value-type="string">
            <text:p text:style-name="P39">$15-27</text:p>
          </table:table-cell>
          <table:covered-table-cell/>
        </table:table-row>
        <table:table-row>
          <table:table-cell table:style-name="t15.A13" office:value-type="string">
            <text:p text:style-name="P8">7 Зв/ч</text:p>
          </table:table-cell>
          <table:table-cell table:style-name="t15.B13" office:value-type="string">
            <text:p text:style-name="P39">$15-38</text:p>
          </table:table-cell>
          <table:table-cell table:style-name="t15.B13" office:value-type="string">
            <text:p text:style-name="P39">$15-48</text:p>
          </table:table-cell>
          <table:table-cell table:style-name="t15.B13" office:value-type="string">
            <text:p text:style-name="P39">$15-58</text:p>
          </table:table-cell>
          <table:table-cell table:style-name="t15.B13" office:value-type="string">
            <text:p text:style-name="P39">$15-68</text:p>
          </table:table-cell>
          <table:table-cell table:style-name="t15.B13" office:value-type="string">
            <text:p text:style-name="P39">$15-78</text:p>
          </table:table-cell>
          <table:table-cell table:style-name="t15.B13" office:value-type="string">
            <text:p text:style-name="P39">$15-88</text:p>
          </table:table-cell>
          <table:table-cell table:style-name="t15.B13" office:value-type="string">
            <text:p text:style-name="P39">$15-08</text:p>
          </table:table-cell>
          <table:table-cell table:style-name="t15.B13" office:value-type="string">
            <text:p text:style-name="P39">$15-18</text:p>
          </table:table-cell>
          <table:table-cell table:style-name="t15.B13" office:value-type="string">
            <text:p text:style-name="P39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6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6.B2" table:number-rows-spanned="3" office:value-type="string">
            <text:p text:style-name="P23">Номер источ-ника</text:p>
          </table:table-cell>
          <table:table-cell table:style-name="t1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6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6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8">Фон, нЗв/ч</text:p>
          </table:table-cell>
          <table:table-cell table:style-name="t1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9"><text:span text:style-name="T14">H</text:span><text:span text:style-name="T9">1</text:span></text:p>
          </table:table-cell>
          <table:table-cell table:style-name="t16.D3" office:value-type="string">
            <text:p text:style-name="P28"><text:span text:style-name="T2">H</text:span><text:span text:style-name="T9">2</text:span></text:p>
          </table:table-cell>
          <table:table-cell table:style-name="t16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8"><text:span text:style-name="T4">0,07</text:span> мкЗв/ч</text:p>
          </table:table-cell>
          <table:table-cell table:style-name="t16.B5" office:value-type="string">
            <text:p text:style-name="P39">$16-30</text:p>
          </table:table-cell>
          <table:table-cell table:style-name="t16.B5" office:value-type="string">
            <text:p text:style-name="P39">$16-40</text:p>
          </table:table-cell>
          <table:table-cell table:style-name="t16.B5" office:value-type="string">
            <text:p text:style-name="P39">$16-50</text:p>
          </table:table-cell>
          <table:table-cell table:style-name="t16.B5" office:value-type="string">
            <text:p text:style-name="P39">$16-60</text:p>
          </table:table-cell>
          <table:table-cell table:style-name="t16.B5" office:value-type="string">
            <text:p text:style-name="P39">$16-70</text:p>
          </table:table-cell>
          <table:table-cell table:style-name="t16.B5" office:value-type="string">
            <text:p text:style-name="P39">$16-80</text:p>
          </table:table-cell>
          <table:table-cell table:style-name="t16.B5" office:value-type="string">
            <text:p text:style-name="P39">$16-00</text:p>
          </table:table-cell>
          <table:table-cell table:style-name="t16.B5" office:value-type="string">
            <text:p text:style-name="P39">$16-10</text:p>
          </table:table-cell>
          <table:table-cell table:style-name="t16.B5" office:value-type="string">
            <text:p text:style-name="P39">$16-20</text:p>
          </table:table-cell>
          <table:table-cell table:style-name="t1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6.A5" office:value-type="string">
            <text:p text:style-name="P8">0,7 мкЗв/ч</text:p>
          </table:table-cell>
          <table:table-cell table:style-name="t16.B5" office:value-type="string">
            <text:p text:style-name="P39">$16-31</text:p>
          </table:table-cell>
          <table:table-cell table:style-name="t16.B5" office:value-type="string">
            <text:p text:style-name="P39">$16-41</text:p>
          </table:table-cell>
          <table:table-cell table:style-name="t16.B5" office:value-type="string">
            <text:p text:style-name="P39">$16-51</text:p>
          </table:table-cell>
          <table:table-cell table:style-name="t16.B5" office:value-type="string">
            <text:p text:style-name="P39">$16-61</text:p>
          </table:table-cell>
          <table:table-cell table:style-name="t16.B5" office:value-type="string">
            <text:p text:style-name="P39">$16-71</text:p>
          </table:table-cell>
          <table:table-cell table:style-name="t16.B5" office:value-type="string">
            <text:p text:style-name="P39">$16-81</text:p>
          </table:table-cell>
          <table:table-cell table:style-name="t16.B5" office:value-type="string">
            <text:p text:style-name="P39">$16-01</text:p>
          </table:table-cell>
          <table:table-cell table:style-name="t16.B5" office:value-type="string">
            <text:p text:style-name="P39">$16-11</text:p>
          </table:table-cell>
          <table:table-cell table:style-name="t16.B5" office:value-type="string">
            <text:p text:style-name="P39">$16-21</text:p>
          </table:table-cell>
          <table:covered-table-cell/>
        </table:table-row>
        <table:table-row>
          <table:table-cell table:style-name="t16.A5" office:value-type="string">
            <text:p text:style-name="P8">7 мкЗв/ч</text:p>
          </table:table-cell>
          <table:table-cell table:style-name="t16.B5" office:value-type="string">
            <text:p text:style-name="P39">$16-32</text:p>
          </table:table-cell>
          <table:table-cell table:style-name="t16.B5" office:value-type="string">
            <text:p text:style-name="P39">$16-42</text:p>
          </table:table-cell>
          <table:table-cell table:style-name="t16.B5" office:value-type="string">
            <text:p text:style-name="P39">$16-52</text:p>
          </table:table-cell>
          <table:table-cell table:style-name="t16.B5" office:value-type="string">
            <text:p text:style-name="P39">$16-62</text:p>
          </table:table-cell>
          <table:table-cell table:style-name="t16.B5" office:value-type="string">
            <text:p text:style-name="P39">$16-72</text:p>
          </table:table-cell>
          <table:table-cell table:style-name="t16.B5" office:value-type="string">
            <text:p text:style-name="P39">$16-82</text:p>
          </table:table-cell>
          <table:table-cell table:style-name="t16.B5" office:value-type="string">
            <text:p text:style-name="P39">$16-02</text:p>
          </table:table-cell>
          <table:table-cell table:style-name="t16.B5" office:value-type="string">
            <text:p text:style-name="P39">$16-12</text:p>
          </table:table-cell>
          <table:table-cell table:style-name="t16.B5" office:value-type="string">
            <text:p text:style-name="P39">$16-22</text:p>
          </table:table-cell>
          <table:covered-table-cell/>
        </table:table-row>
        <table:table-row>
          <table:table-cell table:style-name="t16.A5" office:value-type="string">
            <text:p text:style-name="P8">70 мкЗв/ч</text:p>
          </table:table-cell>
          <table:table-cell table:style-name="t16.B5" office:value-type="string">
            <text:p text:style-name="P39">$16-33</text:p>
          </table:table-cell>
          <table:table-cell table:style-name="t16.B5" office:value-type="string">
            <text:p text:style-name="P39">$16-43</text:p>
          </table:table-cell>
          <table:table-cell table:style-name="t16.B5" office:value-type="string">
            <text:p text:style-name="P39">$16-53</text:p>
          </table:table-cell>
          <table:table-cell table:style-name="t16.B5" office:value-type="string">
            <text:p text:style-name="P39">$16-63</text:p>
          </table:table-cell>
          <table:table-cell table:style-name="t16.B5" office:value-type="string">
            <text:p text:style-name="P39">$16-73</text:p>
          </table:table-cell>
          <table:table-cell table:style-name="t16.B5" office:value-type="string">
            <text:p text:style-name="P39">$16-83</text:p>
          </table:table-cell>
          <table:table-cell table:style-name="t16.B5" office:value-type="string">
            <text:p text:style-name="P39">$16-03</text:p>
          </table:table-cell>
          <table:table-cell table:style-name="t16.B5" office:value-type="string">
            <text:p text:style-name="P39">$16-13</text:p>
          </table:table-cell>
          <table:table-cell table:style-name="t16.B5" office:value-type="string">
            <text:p text:style-name="P39">$16-23</text:p>
          </table:table-cell>
          <table:covered-table-cell/>
        </table:table-row>
        <table:table-row>
          <table:table-cell table:style-name="t16.A5" office:value-type="string">
            <text:p text:style-name="P8">0.7 мЗв/ч</text:p>
          </table:table-cell>
          <table:table-cell table:style-name="t16.B5" office:value-type="string">
            <text:p text:style-name="P39">$16-34</text:p>
          </table:table-cell>
          <table:table-cell table:style-name="t16.B5" office:value-type="string">
            <text:p text:style-name="P39">$16-44</text:p>
          </table:table-cell>
          <table:table-cell table:style-name="t16.B5" office:value-type="string">
            <text:p text:style-name="P39">$16-54</text:p>
          </table:table-cell>
          <table:table-cell table:style-name="t16.B5" office:value-type="string">
            <text:p text:style-name="P39">$16-64</text:p>
          </table:table-cell>
          <table:table-cell table:style-name="t16.B5" office:value-type="string">
            <text:p text:style-name="P39">$16-74</text:p>
          </table:table-cell>
          <table:table-cell table:style-name="t16.B5" office:value-type="string">
            <text:p text:style-name="P39">$16-84</text:p>
          </table:table-cell>
          <table:table-cell table:style-name="t16.B5" office:value-type="string">
            <text:p text:style-name="P39">$16-04</text:p>
          </table:table-cell>
          <table:table-cell table:style-name="t16.B5" office:value-type="string">
            <text:p text:style-name="P39">$16-14</text:p>
          </table:table-cell>
          <table:table-cell table:style-name="t16.B5" office:value-type="string">
            <text:p text:style-name="P39">$16-24</text:p>
          </table:table-cell>
          <table:covered-table-cell/>
        </table:table-row>
        <table:table-row>
          <table:table-cell table:style-name="t16.A5" office:value-type="string">
            <text:p text:style-name="P8">7,0 мЗв/ч</text:p>
          </table:table-cell>
          <table:table-cell table:style-name="t16.B5" office:value-type="string">
            <text:p text:style-name="P39">$16-35</text:p>
          </table:table-cell>
          <table:table-cell table:style-name="t16.B5" office:value-type="string">
            <text:p text:style-name="P39">$16-45</text:p>
          </table:table-cell>
          <table:table-cell table:style-name="t16.B5" office:value-type="string">
            <text:p text:style-name="P39">$16-55</text:p>
          </table:table-cell>
          <table:table-cell table:style-name="t16.B5" office:value-type="string">
            <text:p text:style-name="P39">$16-65</text:p>
          </table:table-cell>
          <table:table-cell table:style-name="t16.B5" office:value-type="string">
            <text:p text:style-name="P39">$16-75</text:p>
          </table:table-cell>
          <table:table-cell table:style-name="t16.B5" office:value-type="string">
            <text:p text:style-name="P39">$16-85</text:p>
          </table:table-cell>
          <table:table-cell table:style-name="t16.B5" office:value-type="string">
            <text:p text:style-name="P39">$16-05</text:p>
          </table:table-cell>
          <table:table-cell table:style-name="t16.B5" office:value-type="string">
            <text:p text:style-name="P39">$16-15</text:p>
          </table:table-cell>
          <table:table-cell table:style-name="t16.B5" office:value-type="string">
            <text:p text:style-name="P39">$16-25</text:p>
          </table:table-cell>
          <table:covered-table-cell/>
        </table:table-row>
        <table:table-row>
          <table:table-cell table:style-name="t16.A5" office:value-type="string">
            <text:p text:style-name="P8">70 мЗв/ч</text:p>
          </table:table-cell>
          <table:table-cell table:style-name="t16.B5" office:value-type="string">
            <text:p text:style-name="P39">$16-36</text:p>
          </table:table-cell>
          <table:table-cell table:style-name="t16.B5" office:value-type="string">
            <text:p text:style-name="P39">$16-46</text:p>
          </table:table-cell>
          <table:table-cell table:style-name="t16.B5" office:value-type="string">
            <text:p text:style-name="P39">$16-56</text:p>
          </table:table-cell>
          <table:table-cell table:style-name="t16.B5" office:value-type="string">
            <text:p text:style-name="P39">$16-66</text:p>
          </table:table-cell>
          <table:table-cell table:style-name="t16.B5" office:value-type="string">
            <text:p text:style-name="P39">$16-76</text:p>
          </table:table-cell>
          <table:table-cell table:style-name="t16.B5" office:value-type="string">
            <text:p text:style-name="P39">$16-86</text:p>
          </table:table-cell>
          <table:table-cell table:style-name="t16.B5" office:value-type="string">
            <text:p text:style-name="P39">$16-06</text:p>
          </table:table-cell>
          <table:table-cell table:style-name="t16.B5" office:value-type="string">
            <text:p text:style-name="P39">$16-16</text:p>
          </table:table-cell>
          <table:table-cell table:style-name="t16.B5" office:value-type="string">
            <text:p text:style-name="P39">$16-26</text:p>
          </table:table-cell>
          <table:covered-table-cell/>
        </table:table-row>
        <table:table-row>
          <table:table-cell table:style-name="t16.A5" office:value-type="string">
            <text:p text:style-name="P8"><text:span text:style-name="T4">0,7</text:span> Зв/ч</text:p>
          </table:table-cell>
          <table:table-cell table:style-name="t16.B5" office:value-type="string">
            <text:p text:style-name="P39">$16-37</text:p>
          </table:table-cell>
          <table:table-cell table:style-name="t16.B5" office:value-type="string">
            <text:p text:style-name="P39">$16-47</text:p>
          </table:table-cell>
          <table:table-cell table:style-name="t16.B5" office:value-type="string">
            <text:p text:style-name="P39">$16-57</text:p>
          </table:table-cell>
          <table:table-cell table:style-name="t16.B5" office:value-type="string">
            <text:p text:style-name="P39">$16-67</text:p>
          </table:table-cell>
          <table:table-cell table:style-name="t16.B5" office:value-type="string">
            <text:p text:style-name="P39">$16-77</text:p>
          </table:table-cell>
          <table:table-cell table:style-name="t16.B5" office:value-type="string">
            <text:p text:style-name="P39">$16-87</text:p>
          </table:table-cell>
          <table:table-cell table:style-name="t16.B5" office:value-type="string">
            <text:p text:style-name="P39">$16-07</text:p>
          </table:table-cell>
          <table:table-cell table:style-name="t16.B5" office:value-type="string">
            <text:p text:style-name="P39">$16-17</text:p>
          </table:table-cell>
          <table:table-cell table:style-name="t16.B5" office:value-type="string">
            <text:p text:style-name="P39">$16-27</text:p>
          </table:table-cell>
          <table:covered-table-cell/>
        </table:table-row>
        <table:table-row>
          <table:table-cell table:style-name="t16.A13" office:value-type="string">
            <text:p text:style-name="P8">7 Зв/ч</text:p>
          </table:table-cell>
          <table:table-cell table:style-name="t16.B13" office:value-type="string">
            <text:p text:style-name="P39">$16-38</text:p>
          </table:table-cell>
          <table:table-cell table:style-name="t16.B13" office:value-type="string">
            <text:p text:style-name="P39">$16-48</text:p>
          </table:table-cell>
          <table:table-cell table:style-name="t16.B13" office:value-type="string">
            <text:p text:style-name="P39">$16-58</text:p>
          </table:table-cell>
          <table:table-cell table:style-name="t16.B13" office:value-type="string">
            <text:p text:style-name="P39">$16-68</text:p>
          </table:table-cell>
          <table:table-cell table:style-name="t16.B13" office:value-type="string">
            <text:p text:style-name="P39">$16-78</text:p>
          </table:table-cell>
          <table:table-cell table:style-name="t16.B13" office:value-type="string">
            <text:p text:style-name="P39">$16-88</text:p>
          </table:table-cell>
          <table:table-cell table:style-name="t16.B13" office:value-type="string">
            <text:p text:style-name="P39">$16-08</text:p>
          </table:table-cell>
          <table:table-cell table:style-name="t16.B13" office:value-type="string">
            <text:p text:style-name="P39">$16-18</text:p>
          </table:table-cell>
          <table:table-cell table:style-name="t16.B13" office:value-type="string">
            <text:p text:style-name="P39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7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7.B2" table:number-rows-spanned="3" office:value-type="string">
            <text:p text:style-name="P23">Номер источ-ника</text:p>
          </table:table-cell>
          <table:table-cell table:style-name="t1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7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7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8">Фон, нЗв/ч</text:p>
          </table:table-cell>
          <table:table-cell table:style-name="t1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9"><text:span text:style-name="T14">H</text:span><text:span text:style-name="T9">1</text:span></text:p>
          </table:table-cell>
          <table:table-cell table:style-name="t17.D3" office:value-type="string">
            <text:p text:style-name="P28"><text:span text:style-name="T2">H</text:span><text:span text:style-name="T9">2</text:span></text:p>
          </table:table-cell>
          <table:table-cell table:style-name="t17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8"><text:span text:style-name="T4">0,07</text:span> мкЗв/ч</text:p>
          </table:table-cell>
          <table:table-cell table:style-name="t17.B5" office:value-type="string">
            <text:p text:style-name="P39">$17-30</text:p>
          </table:table-cell>
          <table:table-cell table:style-name="t17.B5" office:value-type="string">
            <text:p text:style-name="P39">$17-40</text:p>
          </table:table-cell>
          <table:table-cell table:style-name="t17.B5" office:value-type="string">
            <text:p text:style-name="P39">$17-50</text:p>
          </table:table-cell>
          <table:table-cell table:style-name="t17.B5" office:value-type="string">
            <text:p text:style-name="P39">$17-60</text:p>
          </table:table-cell>
          <table:table-cell table:style-name="t17.B5" office:value-type="string">
            <text:p text:style-name="P39">$17-70</text:p>
          </table:table-cell>
          <table:table-cell table:style-name="t17.B5" office:value-type="string">
            <text:p text:style-name="P39">$17-80</text:p>
          </table:table-cell>
          <table:table-cell table:style-name="t17.B5" office:value-type="string">
            <text:p text:style-name="P39">$17-00</text:p>
          </table:table-cell>
          <table:table-cell table:style-name="t17.B5" office:value-type="string">
            <text:p text:style-name="P39">$17-10</text:p>
          </table:table-cell>
          <table:table-cell table:style-name="t17.B5" office:value-type="string">
            <text:p text:style-name="P39">$17-20</text:p>
          </table:table-cell>
          <table:table-cell table:style-name="t1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7.A5" office:value-type="string">
            <text:p text:style-name="P8">0,7 мкЗв/ч</text:p>
          </table:table-cell>
          <table:table-cell table:style-name="t17.B5" office:value-type="string">
            <text:p text:style-name="P39">$17-31</text:p>
          </table:table-cell>
          <table:table-cell table:style-name="t17.B5" office:value-type="string">
            <text:p text:style-name="P39">$17-41</text:p>
          </table:table-cell>
          <table:table-cell table:style-name="t17.B5" office:value-type="string">
            <text:p text:style-name="P39">$17-51</text:p>
          </table:table-cell>
          <table:table-cell table:style-name="t17.B5" office:value-type="string">
            <text:p text:style-name="P39">$17-61</text:p>
          </table:table-cell>
          <table:table-cell table:style-name="t17.B5" office:value-type="string">
            <text:p text:style-name="P39">$17-71</text:p>
          </table:table-cell>
          <table:table-cell table:style-name="t17.B5" office:value-type="string">
            <text:p text:style-name="P39">$17-81</text:p>
          </table:table-cell>
          <table:table-cell table:style-name="t17.B5" office:value-type="string">
            <text:p text:style-name="P39">$17-01</text:p>
          </table:table-cell>
          <table:table-cell table:style-name="t17.B5" office:value-type="string">
            <text:p text:style-name="P39">$17-11</text:p>
          </table:table-cell>
          <table:table-cell table:style-name="t17.B5" office:value-type="string">
            <text:p text:style-name="P39">$17-21</text:p>
          </table:table-cell>
          <table:covered-table-cell/>
        </table:table-row>
        <table:table-row>
          <table:table-cell table:style-name="t17.A5" office:value-type="string">
            <text:p text:style-name="P8">7 мкЗв/ч</text:p>
          </table:table-cell>
          <table:table-cell table:style-name="t17.B5" office:value-type="string">
            <text:p text:style-name="P39">$17-32</text:p>
          </table:table-cell>
          <table:table-cell table:style-name="t17.B5" office:value-type="string">
            <text:p text:style-name="P39">$17-42</text:p>
          </table:table-cell>
          <table:table-cell table:style-name="t17.B5" office:value-type="string">
            <text:p text:style-name="P39">$17-52</text:p>
          </table:table-cell>
          <table:table-cell table:style-name="t17.B5" office:value-type="string">
            <text:p text:style-name="P39">$17-62</text:p>
          </table:table-cell>
          <table:table-cell table:style-name="t17.B5" office:value-type="string">
            <text:p text:style-name="P39">$17-72</text:p>
          </table:table-cell>
          <table:table-cell table:style-name="t17.B5" office:value-type="string">
            <text:p text:style-name="P39">$17-82</text:p>
          </table:table-cell>
          <table:table-cell table:style-name="t17.B5" office:value-type="string">
            <text:p text:style-name="P39">$17-02</text:p>
          </table:table-cell>
          <table:table-cell table:style-name="t17.B5" office:value-type="string">
            <text:p text:style-name="P39">$17-12</text:p>
          </table:table-cell>
          <table:table-cell table:style-name="t17.B5" office:value-type="string">
            <text:p text:style-name="P39">$17-22</text:p>
          </table:table-cell>
          <table:covered-table-cell/>
        </table:table-row>
        <table:table-row>
          <table:table-cell table:style-name="t17.A5" office:value-type="string">
            <text:p text:style-name="P8">70 мкЗв/ч</text:p>
          </table:table-cell>
          <table:table-cell table:style-name="t17.B5" office:value-type="string">
            <text:p text:style-name="P39">$17-33</text:p>
          </table:table-cell>
          <table:table-cell table:style-name="t17.B5" office:value-type="string">
            <text:p text:style-name="P39">$17-43</text:p>
          </table:table-cell>
          <table:table-cell table:style-name="t17.B5" office:value-type="string">
            <text:p text:style-name="P39">$17-53</text:p>
          </table:table-cell>
          <table:table-cell table:style-name="t17.B5" office:value-type="string">
            <text:p text:style-name="P39">$17-63</text:p>
          </table:table-cell>
          <table:table-cell table:style-name="t17.B5" office:value-type="string">
            <text:p text:style-name="P39">$17-73</text:p>
          </table:table-cell>
          <table:table-cell table:style-name="t17.B5" office:value-type="string">
            <text:p text:style-name="P39">$17-83</text:p>
          </table:table-cell>
          <table:table-cell table:style-name="t17.B5" office:value-type="string">
            <text:p text:style-name="P39">$17-03</text:p>
          </table:table-cell>
          <table:table-cell table:style-name="t17.B5" office:value-type="string">
            <text:p text:style-name="P39">$17-13</text:p>
          </table:table-cell>
          <table:table-cell table:style-name="t17.B5" office:value-type="string">
            <text:p text:style-name="P39">$17-23</text:p>
          </table:table-cell>
          <table:covered-table-cell/>
        </table:table-row>
        <table:table-row>
          <table:table-cell table:style-name="t17.A5" office:value-type="string">
            <text:p text:style-name="P8">0.7 мЗв/ч</text:p>
          </table:table-cell>
          <table:table-cell table:style-name="t17.B5" office:value-type="string">
            <text:p text:style-name="P39">$17-34</text:p>
          </table:table-cell>
          <table:table-cell table:style-name="t17.B5" office:value-type="string">
            <text:p text:style-name="P39">$17-44</text:p>
          </table:table-cell>
          <table:table-cell table:style-name="t17.B5" office:value-type="string">
            <text:p text:style-name="P39">$17-54</text:p>
          </table:table-cell>
          <table:table-cell table:style-name="t17.B5" office:value-type="string">
            <text:p text:style-name="P39">$17-64</text:p>
          </table:table-cell>
          <table:table-cell table:style-name="t17.B5" office:value-type="string">
            <text:p text:style-name="P39">$17-74</text:p>
          </table:table-cell>
          <table:table-cell table:style-name="t17.B5" office:value-type="string">
            <text:p text:style-name="P39">$17-84</text:p>
          </table:table-cell>
          <table:table-cell table:style-name="t17.B5" office:value-type="string">
            <text:p text:style-name="P39">$17-04</text:p>
          </table:table-cell>
          <table:table-cell table:style-name="t17.B5" office:value-type="string">
            <text:p text:style-name="P39">$17-14</text:p>
          </table:table-cell>
          <table:table-cell table:style-name="t17.B5" office:value-type="string">
            <text:p text:style-name="P39">$17-24</text:p>
          </table:table-cell>
          <table:covered-table-cell/>
        </table:table-row>
        <table:table-row>
          <table:table-cell table:style-name="t17.A5" office:value-type="string">
            <text:p text:style-name="P8">7,0 мЗв/ч</text:p>
          </table:table-cell>
          <table:table-cell table:style-name="t17.B5" office:value-type="string">
            <text:p text:style-name="P39">$17-35</text:p>
          </table:table-cell>
          <table:table-cell table:style-name="t17.B5" office:value-type="string">
            <text:p text:style-name="P39">$17-45</text:p>
          </table:table-cell>
          <table:table-cell table:style-name="t17.B5" office:value-type="string">
            <text:p text:style-name="P39">$17-55</text:p>
          </table:table-cell>
          <table:table-cell table:style-name="t17.B5" office:value-type="string">
            <text:p text:style-name="P39">$17-65</text:p>
          </table:table-cell>
          <table:table-cell table:style-name="t17.B5" office:value-type="string">
            <text:p text:style-name="P39">$17-75</text:p>
          </table:table-cell>
          <table:table-cell table:style-name="t17.B5" office:value-type="string">
            <text:p text:style-name="P39">$17-85</text:p>
          </table:table-cell>
          <table:table-cell table:style-name="t17.B5" office:value-type="string">
            <text:p text:style-name="P39">$17-05</text:p>
          </table:table-cell>
          <table:table-cell table:style-name="t17.B5" office:value-type="string">
            <text:p text:style-name="P39">$17-15</text:p>
          </table:table-cell>
          <table:table-cell table:style-name="t17.B5" office:value-type="string">
            <text:p text:style-name="P39">$17-25</text:p>
          </table:table-cell>
          <table:covered-table-cell/>
        </table:table-row>
        <table:table-row>
          <table:table-cell table:style-name="t17.A5" office:value-type="string">
            <text:p text:style-name="P8">70 мЗв/ч</text:p>
          </table:table-cell>
          <table:table-cell table:style-name="t17.B5" office:value-type="string">
            <text:p text:style-name="P39">$17-36</text:p>
          </table:table-cell>
          <table:table-cell table:style-name="t17.B5" office:value-type="string">
            <text:p text:style-name="P39">$17-46</text:p>
          </table:table-cell>
          <table:table-cell table:style-name="t17.B5" office:value-type="string">
            <text:p text:style-name="P39">$17-56</text:p>
          </table:table-cell>
          <table:table-cell table:style-name="t17.B5" office:value-type="string">
            <text:p text:style-name="P39">$17-66</text:p>
          </table:table-cell>
          <table:table-cell table:style-name="t17.B5" office:value-type="string">
            <text:p text:style-name="P39">$17-76</text:p>
          </table:table-cell>
          <table:table-cell table:style-name="t17.B5" office:value-type="string">
            <text:p text:style-name="P39">$17-86</text:p>
          </table:table-cell>
          <table:table-cell table:style-name="t17.B5" office:value-type="string">
            <text:p text:style-name="P39">$17-06</text:p>
          </table:table-cell>
          <table:table-cell table:style-name="t17.B5" office:value-type="string">
            <text:p text:style-name="P39">$17-16</text:p>
          </table:table-cell>
          <table:table-cell table:style-name="t17.B5" office:value-type="string">
            <text:p text:style-name="P39">$17-26</text:p>
          </table:table-cell>
          <table:covered-table-cell/>
        </table:table-row>
        <table:table-row>
          <table:table-cell table:style-name="t17.A5" office:value-type="string">
            <text:p text:style-name="P8"><text:span text:style-name="T4">0,7</text:span> Зв/ч</text:p>
          </table:table-cell>
          <table:table-cell table:style-name="t17.B5" office:value-type="string">
            <text:p text:style-name="P39">$17-37</text:p>
          </table:table-cell>
          <table:table-cell table:style-name="t17.B5" office:value-type="string">
            <text:p text:style-name="P39">$17-47</text:p>
          </table:table-cell>
          <table:table-cell table:style-name="t17.B5" office:value-type="string">
            <text:p text:style-name="P39">$17-57</text:p>
          </table:table-cell>
          <table:table-cell table:style-name="t17.B5" office:value-type="string">
            <text:p text:style-name="P39">$17-67</text:p>
          </table:table-cell>
          <table:table-cell table:style-name="t17.B5" office:value-type="string">
            <text:p text:style-name="P39">$17-77</text:p>
          </table:table-cell>
          <table:table-cell table:style-name="t17.B5" office:value-type="string">
            <text:p text:style-name="P39">$17-87</text:p>
          </table:table-cell>
          <table:table-cell table:style-name="t17.B5" office:value-type="string">
            <text:p text:style-name="P39">$17-07</text:p>
          </table:table-cell>
          <table:table-cell table:style-name="t17.B5" office:value-type="string">
            <text:p text:style-name="P39">$17-17</text:p>
          </table:table-cell>
          <table:table-cell table:style-name="t17.B5" office:value-type="string">
            <text:p text:style-name="P39">$17-27</text:p>
          </table:table-cell>
          <table:covered-table-cell/>
        </table:table-row>
        <table:table-row>
          <table:table-cell table:style-name="t17.A13" office:value-type="string">
            <text:p text:style-name="P8">7 Зв/ч</text:p>
          </table:table-cell>
          <table:table-cell table:style-name="t17.B13" office:value-type="string">
            <text:p text:style-name="P39">$17-38</text:p>
          </table:table-cell>
          <table:table-cell table:style-name="t17.B13" office:value-type="string">
            <text:p text:style-name="P39">$17-48</text:p>
          </table:table-cell>
          <table:table-cell table:style-name="t17.B13" office:value-type="string">
            <text:p text:style-name="P39">$17-58</text:p>
          </table:table-cell>
          <table:table-cell table:style-name="t17.B13" office:value-type="string">
            <text:p text:style-name="P39">$17-68</text:p>
          </table:table-cell>
          <table:table-cell table:style-name="t17.B13" office:value-type="string">
            <text:p text:style-name="P39">$17-78</text:p>
          </table:table-cell>
          <table:table-cell table:style-name="t17.B13" office:value-type="string">
            <text:p text:style-name="P39">$17-88</text:p>
          </table:table-cell>
          <table:table-cell table:style-name="t17.B13" office:value-type="string">
            <text:p text:style-name="P39">$17-08</text:p>
          </table:table-cell>
          <table:table-cell table:style-name="t17.B13" office:value-type="string">
            <text:p text:style-name="P39">$17-18</text:p>
          </table:table-cell>
          <table:table-cell table:style-name="t17.B13" office:value-type="string">
            <text:p text:style-name="P39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8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8.B2" table:number-rows-spanned="3" office:value-type="string">
            <text:p text:style-name="P23">Номер источ-ника</text:p>
          </table:table-cell>
          <table:table-cell table:style-name="t1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8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8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8">Фон, нЗв/ч</text:p>
          </table:table-cell>
          <table:table-cell table:style-name="t1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9"><text:span text:style-name="T14">H</text:span><text:span text:style-name="T9">1</text:span></text:p>
          </table:table-cell>
          <table:table-cell table:style-name="t18.D3" office:value-type="string">
            <text:p text:style-name="P28"><text:span text:style-name="T2">H</text:span><text:span text:style-name="T9">2</text:span></text:p>
          </table:table-cell>
          <table:table-cell table:style-name="t18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8"><text:span text:style-name="T4">0,07</text:span> мкЗв/ч</text:p>
          </table:table-cell>
          <table:table-cell table:style-name="t18.B5" office:value-type="string">
            <text:p text:style-name="P39">$18-30</text:p>
          </table:table-cell>
          <table:table-cell table:style-name="t18.B5" office:value-type="string">
            <text:p text:style-name="P39">$18-40</text:p>
          </table:table-cell>
          <table:table-cell table:style-name="t18.B5" office:value-type="string">
            <text:p text:style-name="P39">$18-50</text:p>
          </table:table-cell>
          <table:table-cell table:style-name="t18.B5" office:value-type="string">
            <text:p text:style-name="P39">$18-60</text:p>
          </table:table-cell>
          <table:table-cell table:style-name="t18.B5" office:value-type="string">
            <text:p text:style-name="P39">$18-70</text:p>
          </table:table-cell>
          <table:table-cell table:style-name="t18.B5" office:value-type="string">
            <text:p text:style-name="P39">$18-80</text:p>
          </table:table-cell>
          <table:table-cell table:style-name="t18.B5" office:value-type="string">
            <text:p text:style-name="P39">$18-00</text:p>
          </table:table-cell>
          <table:table-cell table:style-name="t18.B5" office:value-type="string">
            <text:p text:style-name="P39">$18-10</text:p>
          </table:table-cell>
          <table:table-cell table:style-name="t18.B5" office:value-type="string">
            <text:p text:style-name="P39">$18-20</text:p>
          </table:table-cell>
          <table:table-cell table:style-name="t1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8.A5" office:value-type="string">
            <text:p text:style-name="P8">0,7 мкЗв/ч</text:p>
          </table:table-cell>
          <table:table-cell table:style-name="t18.B5" office:value-type="string">
            <text:p text:style-name="P39">$18-31</text:p>
          </table:table-cell>
          <table:table-cell table:style-name="t18.B5" office:value-type="string">
            <text:p text:style-name="P39">$18-41</text:p>
          </table:table-cell>
          <table:table-cell table:style-name="t18.B5" office:value-type="string">
            <text:p text:style-name="P39">$18-51</text:p>
          </table:table-cell>
          <table:table-cell table:style-name="t18.B5" office:value-type="string">
            <text:p text:style-name="P39">$18-61</text:p>
          </table:table-cell>
          <table:table-cell table:style-name="t18.B5" office:value-type="string">
            <text:p text:style-name="P39">$18-71</text:p>
          </table:table-cell>
          <table:table-cell table:style-name="t18.B5" office:value-type="string">
            <text:p text:style-name="P39">$18-81</text:p>
          </table:table-cell>
          <table:table-cell table:style-name="t18.B5" office:value-type="string">
            <text:p text:style-name="P39">$18-01</text:p>
          </table:table-cell>
          <table:table-cell table:style-name="t18.B5" office:value-type="string">
            <text:p text:style-name="P39">$18-11</text:p>
          </table:table-cell>
          <table:table-cell table:style-name="t18.B5" office:value-type="string">
            <text:p text:style-name="P39">$18-21</text:p>
          </table:table-cell>
          <table:covered-table-cell/>
        </table:table-row>
        <table:table-row>
          <table:table-cell table:style-name="t18.A5" office:value-type="string">
            <text:p text:style-name="P8">7 мкЗв/ч</text:p>
          </table:table-cell>
          <table:table-cell table:style-name="t18.B5" office:value-type="string">
            <text:p text:style-name="P39">$18-32</text:p>
          </table:table-cell>
          <table:table-cell table:style-name="t18.B5" office:value-type="string">
            <text:p text:style-name="P39">$18-42</text:p>
          </table:table-cell>
          <table:table-cell table:style-name="t18.B5" office:value-type="string">
            <text:p text:style-name="P39">$18-52</text:p>
          </table:table-cell>
          <table:table-cell table:style-name="t18.B5" office:value-type="string">
            <text:p text:style-name="P39">$18-62</text:p>
          </table:table-cell>
          <table:table-cell table:style-name="t18.B5" office:value-type="string">
            <text:p text:style-name="P39">$18-72</text:p>
          </table:table-cell>
          <table:table-cell table:style-name="t18.B5" office:value-type="string">
            <text:p text:style-name="P39">$18-82</text:p>
          </table:table-cell>
          <table:table-cell table:style-name="t18.B5" office:value-type="string">
            <text:p text:style-name="P39">$18-02</text:p>
          </table:table-cell>
          <table:table-cell table:style-name="t18.B5" office:value-type="string">
            <text:p text:style-name="P39">$18-12</text:p>
          </table:table-cell>
          <table:table-cell table:style-name="t18.B5" office:value-type="string">
            <text:p text:style-name="P39">$18-22</text:p>
          </table:table-cell>
          <table:covered-table-cell/>
        </table:table-row>
        <table:table-row>
          <table:table-cell table:style-name="t18.A5" office:value-type="string">
            <text:p text:style-name="P8">70 мкЗв/ч</text:p>
          </table:table-cell>
          <table:table-cell table:style-name="t18.B5" office:value-type="string">
            <text:p text:style-name="P39">$18-33</text:p>
          </table:table-cell>
          <table:table-cell table:style-name="t18.B5" office:value-type="string">
            <text:p text:style-name="P39">$18-43</text:p>
          </table:table-cell>
          <table:table-cell table:style-name="t18.B5" office:value-type="string">
            <text:p text:style-name="P39">$18-53</text:p>
          </table:table-cell>
          <table:table-cell table:style-name="t18.B5" office:value-type="string">
            <text:p text:style-name="P39">$18-63</text:p>
          </table:table-cell>
          <table:table-cell table:style-name="t18.B5" office:value-type="string">
            <text:p text:style-name="P39">$18-73</text:p>
          </table:table-cell>
          <table:table-cell table:style-name="t18.B5" office:value-type="string">
            <text:p text:style-name="P39">$18-83</text:p>
          </table:table-cell>
          <table:table-cell table:style-name="t18.B5" office:value-type="string">
            <text:p text:style-name="P39">$18-03</text:p>
          </table:table-cell>
          <table:table-cell table:style-name="t18.B5" office:value-type="string">
            <text:p text:style-name="P39">$18-13</text:p>
          </table:table-cell>
          <table:table-cell table:style-name="t18.B5" office:value-type="string">
            <text:p text:style-name="P39">$18-23</text:p>
          </table:table-cell>
          <table:covered-table-cell/>
        </table:table-row>
        <table:table-row>
          <table:table-cell table:style-name="t18.A5" office:value-type="string">
            <text:p text:style-name="P8">0.7 мЗв/ч</text:p>
          </table:table-cell>
          <table:table-cell table:style-name="t18.B5" office:value-type="string">
            <text:p text:style-name="P39">$18-34</text:p>
          </table:table-cell>
          <table:table-cell table:style-name="t18.B5" office:value-type="string">
            <text:p text:style-name="P39">$18-44</text:p>
          </table:table-cell>
          <table:table-cell table:style-name="t18.B5" office:value-type="string">
            <text:p text:style-name="P39">$18-54</text:p>
          </table:table-cell>
          <table:table-cell table:style-name="t18.B5" office:value-type="string">
            <text:p text:style-name="P39">$18-64</text:p>
          </table:table-cell>
          <table:table-cell table:style-name="t18.B5" office:value-type="string">
            <text:p text:style-name="P39">$18-74</text:p>
          </table:table-cell>
          <table:table-cell table:style-name="t18.B5" office:value-type="string">
            <text:p text:style-name="P39">$18-84</text:p>
          </table:table-cell>
          <table:table-cell table:style-name="t18.B5" office:value-type="string">
            <text:p text:style-name="P39">$18-04</text:p>
          </table:table-cell>
          <table:table-cell table:style-name="t18.B5" office:value-type="string">
            <text:p text:style-name="P39">$18-14</text:p>
          </table:table-cell>
          <table:table-cell table:style-name="t18.B5" office:value-type="string">
            <text:p text:style-name="P39">$18-24</text:p>
          </table:table-cell>
          <table:covered-table-cell/>
        </table:table-row>
        <table:table-row>
          <table:table-cell table:style-name="t18.A5" office:value-type="string">
            <text:p text:style-name="P8">7,0 мЗв/ч</text:p>
          </table:table-cell>
          <table:table-cell table:style-name="t18.B5" office:value-type="string">
            <text:p text:style-name="P39">$18-35</text:p>
          </table:table-cell>
          <table:table-cell table:style-name="t18.B5" office:value-type="string">
            <text:p text:style-name="P39">$18-45</text:p>
          </table:table-cell>
          <table:table-cell table:style-name="t18.B5" office:value-type="string">
            <text:p text:style-name="P39">$18-55</text:p>
          </table:table-cell>
          <table:table-cell table:style-name="t18.B5" office:value-type="string">
            <text:p text:style-name="P39">$18-65</text:p>
          </table:table-cell>
          <table:table-cell table:style-name="t18.B5" office:value-type="string">
            <text:p text:style-name="P39">$18-75</text:p>
          </table:table-cell>
          <table:table-cell table:style-name="t18.B5" office:value-type="string">
            <text:p text:style-name="P39">$18-85</text:p>
          </table:table-cell>
          <table:table-cell table:style-name="t18.B5" office:value-type="string">
            <text:p text:style-name="P39">$18-05</text:p>
          </table:table-cell>
          <table:table-cell table:style-name="t18.B5" office:value-type="string">
            <text:p text:style-name="P39">$18-15</text:p>
          </table:table-cell>
          <table:table-cell table:style-name="t18.B5" office:value-type="string">
            <text:p text:style-name="P39">$18-25</text:p>
          </table:table-cell>
          <table:covered-table-cell/>
        </table:table-row>
        <table:table-row>
          <table:table-cell table:style-name="t18.A5" office:value-type="string">
            <text:p text:style-name="P8">70 мЗв/ч</text:p>
          </table:table-cell>
          <table:table-cell table:style-name="t18.B5" office:value-type="string">
            <text:p text:style-name="P39">$18-36</text:p>
          </table:table-cell>
          <table:table-cell table:style-name="t18.B5" office:value-type="string">
            <text:p text:style-name="P39">$18-46</text:p>
          </table:table-cell>
          <table:table-cell table:style-name="t18.B5" office:value-type="string">
            <text:p text:style-name="P39">$18-56</text:p>
          </table:table-cell>
          <table:table-cell table:style-name="t18.B5" office:value-type="string">
            <text:p text:style-name="P39">$18-66</text:p>
          </table:table-cell>
          <table:table-cell table:style-name="t18.B5" office:value-type="string">
            <text:p text:style-name="P39">$18-76</text:p>
          </table:table-cell>
          <table:table-cell table:style-name="t18.B5" office:value-type="string">
            <text:p text:style-name="P39">$18-86</text:p>
          </table:table-cell>
          <table:table-cell table:style-name="t18.B5" office:value-type="string">
            <text:p text:style-name="P39">$18-06</text:p>
          </table:table-cell>
          <table:table-cell table:style-name="t18.B5" office:value-type="string">
            <text:p text:style-name="P39">$18-16</text:p>
          </table:table-cell>
          <table:table-cell table:style-name="t18.B5" office:value-type="string">
            <text:p text:style-name="P39">$18-26</text:p>
          </table:table-cell>
          <table:covered-table-cell/>
        </table:table-row>
        <table:table-row>
          <table:table-cell table:style-name="t18.A5" office:value-type="string">
            <text:p text:style-name="P8"><text:span text:style-name="T4">0,7</text:span> Зв/ч</text:p>
          </table:table-cell>
          <table:table-cell table:style-name="t18.B5" office:value-type="string">
            <text:p text:style-name="P39">$18-37</text:p>
          </table:table-cell>
          <table:table-cell table:style-name="t18.B5" office:value-type="string">
            <text:p text:style-name="P39">$18-47</text:p>
          </table:table-cell>
          <table:table-cell table:style-name="t18.B5" office:value-type="string">
            <text:p text:style-name="P39">$18-57</text:p>
          </table:table-cell>
          <table:table-cell table:style-name="t18.B5" office:value-type="string">
            <text:p text:style-name="P39">$18-67</text:p>
          </table:table-cell>
          <table:table-cell table:style-name="t18.B5" office:value-type="string">
            <text:p text:style-name="P39">$18-77</text:p>
          </table:table-cell>
          <table:table-cell table:style-name="t18.B5" office:value-type="string">
            <text:p text:style-name="P39">$18-87</text:p>
          </table:table-cell>
          <table:table-cell table:style-name="t18.B5" office:value-type="string">
            <text:p text:style-name="P39">$18-07</text:p>
          </table:table-cell>
          <table:table-cell table:style-name="t18.B5" office:value-type="string">
            <text:p text:style-name="P39">$18-17</text:p>
          </table:table-cell>
          <table:table-cell table:style-name="t18.B5" office:value-type="string">
            <text:p text:style-name="P39">$18-27</text:p>
          </table:table-cell>
          <table:covered-table-cell/>
        </table:table-row>
        <table:table-row>
          <table:table-cell table:style-name="t18.A13" office:value-type="string">
            <text:p text:style-name="P8">7 Зв/ч</text:p>
          </table:table-cell>
          <table:table-cell table:style-name="t18.B13" office:value-type="string">
            <text:p text:style-name="P39">$18-38</text:p>
          </table:table-cell>
          <table:table-cell table:style-name="t18.B13" office:value-type="string">
            <text:p text:style-name="P39">$18-48</text:p>
          </table:table-cell>
          <table:table-cell table:style-name="t18.B13" office:value-type="string">
            <text:p text:style-name="P39">$18-58</text:p>
          </table:table-cell>
          <table:table-cell table:style-name="t18.B13" office:value-type="string">
            <text:p text:style-name="P39">$18-68</text:p>
          </table:table-cell>
          <table:table-cell table:style-name="t18.B13" office:value-type="string">
            <text:p text:style-name="P39">$18-78</text:p>
          </table:table-cell>
          <table:table-cell table:style-name="t18.B13" office:value-type="string">
            <text:p text:style-name="P39">$18-88</text:p>
          </table:table-cell>
          <table:table-cell table:style-name="t18.B13" office:value-type="string">
            <text:p text:style-name="P39">$18-08</text:p>
          </table:table-cell>
          <table:table-cell table:style-name="t18.B13" office:value-type="string">
            <text:p text:style-name="P39">$18-18</text:p>
          </table:table-cell>
          <table:table-cell table:style-name="t18.B13" office:value-type="string">
            <text:p text:style-name="P39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4">9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9.B2" table:number-rows-spanned="3" office:value-type="string">
            <text:p text:style-name="P23">Номер источ-ника</text:p>
          </table:table-cell>
          <table:table-cell table:style-name="t1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9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9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8">Фон, нЗв/ч</text:p>
          </table:table-cell>
          <table:table-cell table:style-name="t1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29"><text:span text:style-name="T14">H</text:span><text:span text:style-name="T9">1</text:span></text:p>
          </table:table-cell>
          <table:table-cell table:style-name="t19.D3" office:value-type="string">
            <text:p text:style-name="P28"><text:span text:style-name="T2">H</text:span><text:span text:style-name="T9">2</text:span></text:p>
          </table:table-cell>
          <table:table-cell table:style-name="t19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8"><text:span text:style-name="T4">0,07</text:span> мкЗв/ч</text:p>
          </table:table-cell>
          <table:table-cell table:style-name="t19.B5" office:value-type="string">
            <text:p text:style-name="P39">$19-30</text:p>
          </table:table-cell>
          <table:table-cell table:style-name="t19.B5" office:value-type="string">
            <text:p text:style-name="P39">$19-40</text:p>
          </table:table-cell>
          <table:table-cell table:style-name="t19.B5" office:value-type="string">
            <text:p text:style-name="P39">$19-50</text:p>
          </table:table-cell>
          <table:table-cell table:style-name="t19.B5" office:value-type="string">
            <text:p text:style-name="P39">$19-60</text:p>
          </table:table-cell>
          <table:table-cell table:style-name="t19.B5" office:value-type="string">
            <text:p text:style-name="P39">$19-70</text:p>
          </table:table-cell>
          <table:table-cell table:style-name="t19.B5" office:value-type="string">
            <text:p text:style-name="P39">$19-80</text:p>
          </table:table-cell>
          <table:table-cell table:style-name="t19.B5" office:value-type="string">
            <text:p text:style-name="P39">$19-00</text:p>
          </table:table-cell>
          <table:table-cell table:style-name="t19.B5" office:value-type="string">
            <text:p text:style-name="P39">$19-10</text:p>
          </table:table-cell>
          <table:table-cell table:style-name="t19.B5" office:value-type="string">
            <text:p text:style-name="P39">$19-20</text:p>
          </table:table-cell>
          <table:table-cell table:style-name="t1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9.A5" office:value-type="string">
            <text:p text:style-name="P8">0,7 мкЗв/ч</text:p>
          </table:table-cell>
          <table:table-cell table:style-name="t19.B5" office:value-type="string">
            <text:p text:style-name="P39">$19-31</text:p>
          </table:table-cell>
          <table:table-cell table:style-name="t19.B5" office:value-type="string">
            <text:p text:style-name="P39">$19-41</text:p>
          </table:table-cell>
          <table:table-cell table:style-name="t19.B5" office:value-type="string">
            <text:p text:style-name="P39">$19-51</text:p>
          </table:table-cell>
          <table:table-cell table:style-name="t19.B5" office:value-type="string">
            <text:p text:style-name="P39">$19-61</text:p>
          </table:table-cell>
          <table:table-cell table:style-name="t19.B5" office:value-type="string">
            <text:p text:style-name="P39">$19-71</text:p>
          </table:table-cell>
          <table:table-cell table:style-name="t19.B5" office:value-type="string">
            <text:p text:style-name="P39">$19-81</text:p>
          </table:table-cell>
          <table:table-cell table:style-name="t19.B5" office:value-type="string">
            <text:p text:style-name="P39">$19-01</text:p>
          </table:table-cell>
          <table:table-cell table:style-name="t19.B5" office:value-type="string">
            <text:p text:style-name="P39">$19-11</text:p>
          </table:table-cell>
          <table:table-cell table:style-name="t19.B5" office:value-type="string">
            <text:p text:style-name="P39">$19-21</text:p>
          </table:table-cell>
          <table:covered-table-cell/>
        </table:table-row>
        <table:table-row>
          <table:table-cell table:style-name="t19.A5" office:value-type="string">
            <text:p text:style-name="P8">7 мкЗв/ч</text:p>
          </table:table-cell>
          <table:table-cell table:style-name="t19.B5" office:value-type="string">
            <text:p text:style-name="P39">$19-32</text:p>
          </table:table-cell>
          <table:table-cell table:style-name="t19.B5" office:value-type="string">
            <text:p text:style-name="P39">$19-42</text:p>
          </table:table-cell>
          <table:table-cell table:style-name="t19.B5" office:value-type="string">
            <text:p text:style-name="P39">$19-52</text:p>
          </table:table-cell>
          <table:table-cell table:style-name="t19.B5" office:value-type="string">
            <text:p text:style-name="P39">$19-62</text:p>
          </table:table-cell>
          <table:table-cell table:style-name="t19.B5" office:value-type="string">
            <text:p text:style-name="P39">$19-72</text:p>
          </table:table-cell>
          <table:table-cell table:style-name="t19.B5" office:value-type="string">
            <text:p text:style-name="P39">$19-82</text:p>
          </table:table-cell>
          <table:table-cell table:style-name="t19.B5" office:value-type="string">
            <text:p text:style-name="P39">$19-02</text:p>
          </table:table-cell>
          <table:table-cell table:style-name="t19.B5" office:value-type="string">
            <text:p text:style-name="P39">$19-12</text:p>
          </table:table-cell>
          <table:table-cell table:style-name="t19.B5" office:value-type="string">
            <text:p text:style-name="P39">$19-22</text:p>
          </table:table-cell>
          <table:covered-table-cell/>
        </table:table-row>
        <table:table-row>
          <table:table-cell table:style-name="t19.A5" office:value-type="string">
            <text:p text:style-name="P8">70 мкЗв/ч</text:p>
          </table:table-cell>
          <table:table-cell table:style-name="t19.B5" office:value-type="string">
            <text:p text:style-name="P39">$19-33</text:p>
          </table:table-cell>
          <table:table-cell table:style-name="t19.B5" office:value-type="string">
            <text:p text:style-name="P39">$19-43</text:p>
          </table:table-cell>
          <table:table-cell table:style-name="t19.B5" office:value-type="string">
            <text:p text:style-name="P39">$19-53</text:p>
          </table:table-cell>
          <table:table-cell table:style-name="t19.B5" office:value-type="string">
            <text:p text:style-name="P39">$19-63</text:p>
          </table:table-cell>
          <table:table-cell table:style-name="t19.B5" office:value-type="string">
            <text:p text:style-name="P39">$19-73</text:p>
          </table:table-cell>
          <table:table-cell table:style-name="t19.B5" office:value-type="string">
            <text:p text:style-name="P39">$19-83</text:p>
          </table:table-cell>
          <table:table-cell table:style-name="t19.B5" office:value-type="string">
            <text:p text:style-name="P39">$19-03</text:p>
          </table:table-cell>
          <table:table-cell table:style-name="t19.B5" office:value-type="string">
            <text:p text:style-name="P39">$19-13</text:p>
          </table:table-cell>
          <table:table-cell table:style-name="t19.B5" office:value-type="string">
            <text:p text:style-name="P39">$19-23</text:p>
          </table:table-cell>
          <table:covered-table-cell/>
        </table:table-row>
        <table:table-row>
          <table:table-cell table:style-name="t19.A5" office:value-type="string">
            <text:p text:style-name="P8">0.7 мЗв/ч</text:p>
          </table:table-cell>
          <table:table-cell table:style-name="t19.B5" office:value-type="string">
            <text:p text:style-name="P39">$19-34</text:p>
          </table:table-cell>
          <table:table-cell table:style-name="t19.B5" office:value-type="string">
            <text:p text:style-name="P39">$19-44</text:p>
          </table:table-cell>
          <table:table-cell table:style-name="t19.B5" office:value-type="string">
            <text:p text:style-name="P39">$19-54</text:p>
          </table:table-cell>
          <table:table-cell table:style-name="t19.B5" office:value-type="string">
            <text:p text:style-name="P39">$19-64</text:p>
          </table:table-cell>
          <table:table-cell table:style-name="t19.B5" office:value-type="string">
            <text:p text:style-name="P39">$19-74</text:p>
          </table:table-cell>
          <table:table-cell table:style-name="t19.B5" office:value-type="string">
            <text:p text:style-name="P39">$19-84</text:p>
          </table:table-cell>
          <table:table-cell table:style-name="t19.B5" office:value-type="string">
            <text:p text:style-name="P39">$19-04</text:p>
          </table:table-cell>
          <table:table-cell table:style-name="t19.B5" office:value-type="string">
            <text:p text:style-name="P39">$19-14</text:p>
          </table:table-cell>
          <table:table-cell table:style-name="t19.B5" office:value-type="string">
            <text:p text:style-name="P39">$19-24</text:p>
          </table:table-cell>
          <table:covered-table-cell/>
        </table:table-row>
        <table:table-row>
          <table:table-cell table:style-name="t19.A5" office:value-type="string">
            <text:p text:style-name="P8">7,0 мЗв/ч</text:p>
          </table:table-cell>
          <table:table-cell table:style-name="t19.B5" office:value-type="string">
            <text:p text:style-name="P39">$19-35</text:p>
          </table:table-cell>
          <table:table-cell table:style-name="t19.B5" office:value-type="string">
            <text:p text:style-name="P39">$19-45</text:p>
          </table:table-cell>
          <table:table-cell table:style-name="t19.B5" office:value-type="string">
            <text:p text:style-name="P39">$19-55</text:p>
          </table:table-cell>
          <table:table-cell table:style-name="t19.B5" office:value-type="string">
            <text:p text:style-name="P39">$19-65</text:p>
          </table:table-cell>
          <table:table-cell table:style-name="t19.B5" office:value-type="string">
            <text:p text:style-name="P39">$19-75</text:p>
          </table:table-cell>
          <table:table-cell table:style-name="t19.B5" office:value-type="string">
            <text:p text:style-name="P39">$19-85</text:p>
          </table:table-cell>
          <table:table-cell table:style-name="t19.B5" office:value-type="string">
            <text:p text:style-name="P39">$19-05</text:p>
          </table:table-cell>
          <table:table-cell table:style-name="t19.B5" office:value-type="string">
            <text:p text:style-name="P39">$19-15</text:p>
          </table:table-cell>
          <table:table-cell table:style-name="t19.B5" office:value-type="string">
            <text:p text:style-name="P39">$19-25</text:p>
          </table:table-cell>
          <table:covered-table-cell/>
        </table:table-row>
        <table:table-row>
          <table:table-cell table:style-name="t19.A5" office:value-type="string">
            <text:p text:style-name="P8">70 мЗв/ч</text:p>
          </table:table-cell>
          <table:table-cell table:style-name="t19.B5" office:value-type="string">
            <text:p text:style-name="P39">$19-36</text:p>
          </table:table-cell>
          <table:table-cell table:style-name="t19.B5" office:value-type="string">
            <text:p text:style-name="P39">$19-46</text:p>
          </table:table-cell>
          <table:table-cell table:style-name="t19.B5" office:value-type="string">
            <text:p text:style-name="P39">$19-56</text:p>
          </table:table-cell>
          <table:table-cell table:style-name="t19.B5" office:value-type="string">
            <text:p text:style-name="P39">$19-66</text:p>
          </table:table-cell>
          <table:table-cell table:style-name="t19.B5" office:value-type="string">
            <text:p text:style-name="P39">$19-76</text:p>
          </table:table-cell>
          <table:table-cell table:style-name="t19.B5" office:value-type="string">
            <text:p text:style-name="P39">$19-86</text:p>
          </table:table-cell>
          <table:table-cell table:style-name="t19.B5" office:value-type="string">
            <text:p text:style-name="P39">$19-06</text:p>
          </table:table-cell>
          <table:table-cell table:style-name="t19.B5" office:value-type="string">
            <text:p text:style-name="P39">$19-16</text:p>
          </table:table-cell>
          <table:table-cell table:style-name="t19.B5" office:value-type="string">
            <text:p text:style-name="P39">$19-26</text:p>
          </table:table-cell>
          <table:covered-table-cell/>
        </table:table-row>
        <table:table-row>
          <table:table-cell table:style-name="t19.A5" office:value-type="string">
            <text:p text:style-name="P8"><text:span text:style-name="T4">0,7</text:span> Зв/ч</text:p>
          </table:table-cell>
          <table:table-cell table:style-name="t19.B5" office:value-type="string">
            <text:p text:style-name="P39">$19-37</text:p>
          </table:table-cell>
          <table:table-cell table:style-name="t19.B5" office:value-type="string">
            <text:p text:style-name="P39">$19-47</text:p>
          </table:table-cell>
          <table:table-cell table:style-name="t19.B5" office:value-type="string">
            <text:p text:style-name="P39">$19-57</text:p>
          </table:table-cell>
          <table:table-cell table:style-name="t19.B5" office:value-type="string">
            <text:p text:style-name="P39">$19-67</text:p>
          </table:table-cell>
          <table:table-cell table:style-name="t19.B5" office:value-type="string">
            <text:p text:style-name="P39">$19-77</text:p>
          </table:table-cell>
          <table:table-cell table:style-name="t19.B5" office:value-type="string">
            <text:p text:style-name="P39">$19-87</text:p>
          </table:table-cell>
          <table:table-cell table:style-name="t19.B5" office:value-type="string">
            <text:p text:style-name="P39">$19-07</text:p>
          </table:table-cell>
          <table:table-cell table:style-name="t19.B5" office:value-type="string">
            <text:p text:style-name="P39">$19-17</text:p>
          </table:table-cell>
          <table:table-cell table:style-name="t19.B5" office:value-type="string">
            <text:p text:style-name="P39">$19-27</text:p>
          </table:table-cell>
          <table:covered-table-cell/>
        </table:table-row>
        <table:table-row>
          <table:table-cell table:style-name="t19.A13" office:value-type="string">
            <text:p text:style-name="P8">7 Зв/ч</text:p>
          </table:table-cell>
          <table:table-cell table:style-name="t19.B13" office:value-type="string">
            <text:p text:style-name="P39">$19-38</text:p>
          </table:table-cell>
          <table:table-cell table:style-name="t19.B13" office:value-type="string">
            <text:p text:style-name="P39">$19-48</text:p>
          </table:table-cell>
          <table:table-cell table:style-name="t19.B13" office:value-type="string">
            <text:p text:style-name="P39">$19-58</text:p>
          </table:table-cell>
          <table:table-cell table:style-name="t19.B13" office:value-type="string">
            <text:p text:style-name="P39">$19-68</text:p>
          </table:table-cell>
          <table:table-cell table:style-name="t19.B13" office:value-type="string">
            <text:p text:style-name="P39">$19-78</text:p>
          </table:table-cell>
          <table:table-cell table:style-name="t19.B13" office:value-type="string">
            <text:p text:style-name="P39">$19-88</text:p>
          </table:table-cell>
          <table:table-cell table:style-name="t19.B13" office:value-type="string">
            <text:p text:style-name="P39">$19-08</text:p>
          </table:table-cell>
          <table:table-cell table:style-name="t19.B13" office:value-type="string">
            <text:p text:style-name="P39">$19-18</text:p>
          </table:table-cell>
          <table:table-cell table:style-name="t19.B13" office:value-type="string">
            <text:p text:style-name="P39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<text:span text:style-name="T4">num20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0.B2" table:number-rows-spanned="3" office:value-type="string">
            <text:p text:style-name="P23">Номер источ-ника</text:p>
          </table:table-cell>
          <table:table-cell table:style-name="t2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20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0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8">Фон, нЗв/ч</text:p>
          </table:table-cell>
          <table:table-cell table:style-name="t2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29"><text:span text:style-name="T14">H</text:span><text:span text:style-name="T9">1</text:span></text:p>
          </table:table-cell>
          <table:table-cell table:style-name="t20.D3" office:value-type="string">
            <text:p text:style-name="P28"><text:span text:style-name="T2">H</text:span><text:span text:style-name="T9">2</text:span></text:p>
          </table:table-cell>
          <table:table-cell table:style-name="t20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8"><text:span text:style-name="T4">0,07</text:span> мкЗв/ч</text:p>
          </table:table-cell>
          <table:table-cell table:style-name="t20.B5" office:value-type="string">
            <text:p text:style-name="P39">$20-30</text:p>
          </table:table-cell>
          <table:table-cell table:style-name="t20.B5" office:value-type="string">
            <text:p text:style-name="P39">$20-40</text:p>
          </table:table-cell>
          <table:table-cell table:style-name="t20.B5" office:value-type="string">
            <text:p text:style-name="P39">$20-50</text:p>
          </table:table-cell>
          <table:table-cell table:style-name="t20.B5" office:value-type="string">
            <text:p text:style-name="P39">$20-60</text:p>
          </table:table-cell>
          <table:table-cell table:style-name="t20.B5" office:value-type="string">
            <text:p text:style-name="P39">$20-70</text:p>
          </table:table-cell>
          <table:table-cell table:style-name="t20.B5" office:value-type="string">
            <text:p text:style-name="P39">$20-80</text:p>
          </table:table-cell>
          <table:table-cell table:style-name="t20.B5" office:value-type="string">
            <text:p text:style-name="P39">$20-00</text:p>
          </table:table-cell>
          <table:table-cell table:style-name="t20.B5" office:value-type="string">
            <text:p text:style-name="P39">$20-10</text:p>
          </table:table-cell>
          <table:table-cell table:style-name="t20.B5" office:value-type="string">
            <text:p text:style-name="P39">$20-20</text:p>
          </table:table-cell>
          <table:table-cell table:style-name="t2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0.A5" office:value-type="string">
            <text:p text:style-name="P8">0,7 мкЗв/ч</text:p>
          </table:table-cell>
          <table:table-cell table:style-name="t20.B5" office:value-type="string">
            <text:p text:style-name="P39">$20-31</text:p>
          </table:table-cell>
          <table:table-cell table:style-name="t20.B5" office:value-type="string">
            <text:p text:style-name="P39">$20-41</text:p>
          </table:table-cell>
          <table:table-cell table:style-name="t20.B5" office:value-type="string">
            <text:p text:style-name="P39">$20-51</text:p>
          </table:table-cell>
          <table:table-cell table:style-name="t20.B5" office:value-type="string">
            <text:p text:style-name="P39">$20-61</text:p>
          </table:table-cell>
          <table:table-cell table:style-name="t20.B5" office:value-type="string">
            <text:p text:style-name="P39">$20-71</text:p>
          </table:table-cell>
          <table:table-cell table:style-name="t20.B5" office:value-type="string">
            <text:p text:style-name="P39">$20-81</text:p>
          </table:table-cell>
          <table:table-cell table:style-name="t20.B5" office:value-type="string">
            <text:p text:style-name="P39">$20-01</text:p>
          </table:table-cell>
          <table:table-cell table:style-name="t20.B5" office:value-type="string">
            <text:p text:style-name="P39">$20-11</text:p>
          </table:table-cell>
          <table:table-cell table:style-name="t20.B5" office:value-type="string">
            <text:p text:style-name="P39">$20-21</text:p>
          </table:table-cell>
          <table:covered-table-cell/>
        </table:table-row>
        <table:table-row>
          <table:table-cell table:style-name="t20.A5" office:value-type="string">
            <text:p text:style-name="P8">7 мкЗв/ч</text:p>
          </table:table-cell>
          <table:table-cell table:style-name="t20.B5" office:value-type="string">
            <text:p text:style-name="P39">$20-32</text:p>
          </table:table-cell>
          <table:table-cell table:style-name="t20.B5" office:value-type="string">
            <text:p text:style-name="P39">$20-42</text:p>
          </table:table-cell>
          <table:table-cell table:style-name="t20.B5" office:value-type="string">
            <text:p text:style-name="P39">$20-52</text:p>
          </table:table-cell>
          <table:table-cell table:style-name="t20.B5" office:value-type="string">
            <text:p text:style-name="P39">$20-62</text:p>
          </table:table-cell>
          <table:table-cell table:style-name="t20.B5" office:value-type="string">
            <text:p text:style-name="P39">$20-72</text:p>
          </table:table-cell>
          <table:table-cell table:style-name="t20.B5" office:value-type="string">
            <text:p text:style-name="P39">$20-82</text:p>
          </table:table-cell>
          <table:table-cell table:style-name="t20.B5" office:value-type="string">
            <text:p text:style-name="P39">$20-02</text:p>
          </table:table-cell>
          <table:table-cell table:style-name="t20.B5" office:value-type="string">
            <text:p text:style-name="P39">$20-12</text:p>
          </table:table-cell>
          <table:table-cell table:style-name="t20.B5" office:value-type="string">
            <text:p text:style-name="P39">$20-22</text:p>
          </table:table-cell>
          <table:covered-table-cell/>
        </table:table-row>
        <table:table-row>
          <table:table-cell table:style-name="t20.A5" office:value-type="string">
            <text:p text:style-name="P8">70 мкЗв/ч</text:p>
          </table:table-cell>
          <table:table-cell table:style-name="t20.B5" office:value-type="string">
            <text:p text:style-name="P39">$20-33</text:p>
          </table:table-cell>
          <table:table-cell table:style-name="t20.B5" office:value-type="string">
            <text:p text:style-name="P39">$20-43</text:p>
          </table:table-cell>
          <table:table-cell table:style-name="t20.B5" office:value-type="string">
            <text:p text:style-name="P39">$20-53</text:p>
          </table:table-cell>
          <table:table-cell table:style-name="t20.B5" office:value-type="string">
            <text:p text:style-name="P39">$20-63</text:p>
          </table:table-cell>
          <table:table-cell table:style-name="t20.B5" office:value-type="string">
            <text:p text:style-name="P39">$20-73</text:p>
          </table:table-cell>
          <table:table-cell table:style-name="t20.B5" office:value-type="string">
            <text:p text:style-name="P39">$20-83</text:p>
          </table:table-cell>
          <table:table-cell table:style-name="t20.B5" office:value-type="string">
            <text:p text:style-name="P39">$20-03</text:p>
          </table:table-cell>
          <table:table-cell table:style-name="t20.B5" office:value-type="string">
            <text:p text:style-name="P39">$20-13</text:p>
          </table:table-cell>
          <table:table-cell table:style-name="t20.B5" office:value-type="string">
            <text:p text:style-name="P39">$20-23</text:p>
          </table:table-cell>
          <table:covered-table-cell/>
        </table:table-row>
        <table:table-row>
          <table:table-cell table:style-name="t20.A5" office:value-type="string">
            <text:p text:style-name="P8">0.7 мЗв/ч</text:p>
          </table:table-cell>
          <table:table-cell table:style-name="t20.B5" office:value-type="string">
            <text:p text:style-name="P39">$20-34</text:p>
          </table:table-cell>
          <table:table-cell table:style-name="t20.B5" office:value-type="string">
            <text:p text:style-name="P39">$20-44</text:p>
          </table:table-cell>
          <table:table-cell table:style-name="t20.B5" office:value-type="string">
            <text:p text:style-name="P39">$20-54</text:p>
          </table:table-cell>
          <table:table-cell table:style-name="t20.B5" office:value-type="string">
            <text:p text:style-name="P39">$20-64</text:p>
          </table:table-cell>
          <table:table-cell table:style-name="t20.B5" office:value-type="string">
            <text:p text:style-name="P39">$20-74</text:p>
          </table:table-cell>
          <table:table-cell table:style-name="t20.B5" office:value-type="string">
            <text:p text:style-name="P39">$20-84</text:p>
          </table:table-cell>
          <table:table-cell table:style-name="t20.B5" office:value-type="string">
            <text:p text:style-name="P39">$20-04</text:p>
          </table:table-cell>
          <table:table-cell table:style-name="t20.B5" office:value-type="string">
            <text:p text:style-name="P39">$20-14</text:p>
          </table:table-cell>
          <table:table-cell table:style-name="t20.B5" office:value-type="string">
            <text:p text:style-name="P39">$20-24</text:p>
          </table:table-cell>
          <table:covered-table-cell/>
        </table:table-row>
        <table:table-row>
          <table:table-cell table:style-name="t20.A5" office:value-type="string">
            <text:p text:style-name="P8">7,0 мЗв/ч</text:p>
          </table:table-cell>
          <table:table-cell table:style-name="t20.B5" office:value-type="string">
            <text:p text:style-name="P39">$20-35</text:p>
          </table:table-cell>
          <table:table-cell table:style-name="t20.B5" office:value-type="string">
            <text:p text:style-name="P39">$20-45</text:p>
          </table:table-cell>
          <table:table-cell table:style-name="t20.B5" office:value-type="string">
            <text:p text:style-name="P39">$20-55</text:p>
          </table:table-cell>
          <table:table-cell table:style-name="t20.B5" office:value-type="string">
            <text:p text:style-name="P39">$20-65</text:p>
          </table:table-cell>
          <table:table-cell table:style-name="t20.B5" office:value-type="string">
            <text:p text:style-name="P39">$20-75</text:p>
          </table:table-cell>
          <table:table-cell table:style-name="t20.B5" office:value-type="string">
            <text:p text:style-name="P39">$20-85</text:p>
          </table:table-cell>
          <table:table-cell table:style-name="t20.B5" office:value-type="string">
            <text:p text:style-name="P39">$20-05</text:p>
          </table:table-cell>
          <table:table-cell table:style-name="t20.B5" office:value-type="string">
            <text:p text:style-name="P39">$20-15</text:p>
          </table:table-cell>
          <table:table-cell table:style-name="t20.B5" office:value-type="string">
            <text:p text:style-name="P39">$20-25</text:p>
          </table:table-cell>
          <table:covered-table-cell/>
        </table:table-row>
        <table:table-row>
          <table:table-cell table:style-name="t20.A5" office:value-type="string">
            <text:p text:style-name="P8">70 мЗв/ч</text:p>
          </table:table-cell>
          <table:table-cell table:style-name="t20.B5" office:value-type="string">
            <text:p text:style-name="P39">$20-36</text:p>
          </table:table-cell>
          <table:table-cell table:style-name="t20.B5" office:value-type="string">
            <text:p text:style-name="P39">$20-46</text:p>
          </table:table-cell>
          <table:table-cell table:style-name="t20.B5" office:value-type="string">
            <text:p text:style-name="P39">$20-56</text:p>
          </table:table-cell>
          <table:table-cell table:style-name="t20.B5" office:value-type="string">
            <text:p text:style-name="P39">$20-66</text:p>
          </table:table-cell>
          <table:table-cell table:style-name="t20.B5" office:value-type="string">
            <text:p text:style-name="P39">$20-76</text:p>
          </table:table-cell>
          <table:table-cell table:style-name="t20.B5" office:value-type="string">
            <text:p text:style-name="P39">$20-86</text:p>
          </table:table-cell>
          <table:table-cell table:style-name="t20.B5" office:value-type="string">
            <text:p text:style-name="P39">$20-06</text:p>
          </table:table-cell>
          <table:table-cell table:style-name="t20.B5" office:value-type="string">
            <text:p text:style-name="P39">$20-16</text:p>
          </table:table-cell>
          <table:table-cell table:style-name="t20.B5" office:value-type="string">
            <text:p text:style-name="P39">$20-26</text:p>
          </table:table-cell>
          <table:covered-table-cell/>
        </table:table-row>
        <table:table-row>
          <table:table-cell table:style-name="t20.A5" office:value-type="string">
            <text:p text:style-name="P8"><text:span text:style-name="T4">0,7</text:span> Зв/ч</text:p>
          </table:table-cell>
          <table:table-cell table:style-name="t20.B5" office:value-type="string">
            <text:p text:style-name="P39">$20-37</text:p>
          </table:table-cell>
          <table:table-cell table:style-name="t20.B5" office:value-type="string">
            <text:p text:style-name="P39">$20-47</text:p>
          </table:table-cell>
          <table:table-cell table:style-name="t20.B5" office:value-type="string">
            <text:p text:style-name="P39">$20-57</text:p>
          </table:table-cell>
          <table:table-cell table:style-name="t20.B5" office:value-type="string">
            <text:p text:style-name="P39">$20-67</text:p>
          </table:table-cell>
          <table:table-cell table:style-name="t20.B5" office:value-type="string">
            <text:p text:style-name="P39">$20-77</text:p>
          </table:table-cell>
          <table:table-cell table:style-name="t20.B5" office:value-type="string">
            <text:p text:style-name="P39">$20-87</text:p>
          </table:table-cell>
          <table:table-cell table:style-name="t20.B5" office:value-type="string">
            <text:p text:style-name="P39">$20-07</text:p>
          </table:table-cell>
          <table:table-cell table:style-name="t20.B5" office:value-type="string">
            <text:p text:style-name="P39">$20-17</text:p>
          </table:table-cell>
          <table:table-cell table:style-name="t20.B5" office:value-type="string">
            <text:p text:style-name="P39">$20-27</text:p>
          </table:table-cell>
          <table:covered-table-cell/>
        </table:table-row>
        <table:table-row>
          <table:table-cell table:style-name="t20.A13" office:value-type="string">
            <text:p text:style-name="P8">7 Зв/ч</text:p>
          </table:table-cell>
          <table:table-cell table:style-name="t20.B13" office:value-type="string">
            <text:p text:style-name="P39">$20-38</text:p>
          </table:table-cell>
          <table:table-cell table:style-name="t20.B13" office:value-type="string">
            <text:p text:style-name="P39">$20-48</text:p>
          </table:table-cell>
          <table:table-cell table:style-name="t20.B13" office:value-type="string">
            <text:p text:style-name="P39">$20-58</text:p>
          </table:table-cell>
          <table:table-cell table:style-name="t20.B13" office:value-type="string">
            <text:p text:style-name="P39">$20-68</text:p>
          </table:table-cell>
          <table:table-cell table:style-name="t20.B13" office:value-type="string">
            <text:p text:style-name="P39">$20-78</text:p>
          </table:table-cell>
          <table:table-cell table:style-name="t20.B13" office:value-type="string">
            <text:p text:style-name="P39">$20-88</text:p>
          </table:table-cell>
          <table:table-cell table:style-name="t20.B13" office:value-type="string">
            <text:p text:style-name="P39">$20-08</text:p>
          </table:table-cell>
          <table:table-cell table:style-name="t20.B13" office:value-type="string">
            <text:p text:style-name="P39">$20-18</text:p>
          </table:table-cell>
          <table:table-cell table:style-name="t20.B13" office:value-type="string">
            <text:p text:style-name="P39">$20-28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19T09:42:13.54</dc:date>
    <meta:editing-duration>P3DT2H6M35S</meta:editing-duration>
    <meta:editing-cycles>325</meta:editing-cycles>
    <meta:generator>OpenOffice/4.1.6$Win32 OpenOffice.org_project/416m1$Build-9790</meta:generator>
    <meta:document-statistic meta:table-count="21" meta:image-count="0" meta:object-count="0" meta:page-count="11" meta:paragraph-count="2183" meta:word-count="3222" meta:character-count="20033"/>
  </office:meta>
</office:document-meta>
</file>